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649">
      <style:graphic-properties draw:fill="solid" draw:fill-color="#b01513" draw:opacity="100%" draw:stroke="solid" svg:stroke-width="0.03125in" svg:stroke-color="#ffffff" svg:stroke-opacity="100%" svg:stroke-linecap="round"/>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fo:wrap-option="wrap" fo:padding-top="0.13134in" fo:padding-bottom="0.13134in" fo:padding-left="0.13134in" fo:padding-right="0.13134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graphic" style:name="a693">
      <style:graphic-properties draw:fill="solid" draw:fill-color="#b01513" draw:opacity="100%" draw:stroke="solid" svg:stroke-width="0.03125in" svg:stroke-color="#ffffff" svg:stroke-opacity="100%" svg:stroke-linecap="round"/>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95">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draw:fill="solid" draw:fill-color="#b01513" draw:opacity="100%" draw:stroke="solid" svg:stroke-width="0.03125in" svg:stroke-color="#ffffff" svg:stroke-opacity="100%" svg:stroke-linecap="round"/>
    </style:style>
    <style:style style:family="graphic" style:name="a696">
      <style:graphic-properties fo:wrap-option="wrap" fo:padding-top="0.13134in" fo:padding-bottom="0.13134in" fo:padding-left="0.13134in" fo:padding-right="0.13134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7">
      <style:graphic-properties/>
    </style:style>
    <style:style style:family="paragraph" style:name="a705">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06">
      <style:graphic-properties fo:wrap-option="wrap" fo:padding-top="0.13967in" fo:padding-bottom="0.13967in" fo:padding-left="0.13967in" fo:padding-right="0.13967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graphic-properties draw:fill="solid" draw:fill-color="#b01513" draw:opacity="100%" draw:stroke="solid" svg:stroke-width="0.03125in" svg:stroke-color="#ffffff" svg:stroke-opacity="100%" svg:stroke-linecap="round"/>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148in" fo:padding-bottom="0.148in" fo:padding-left="0.148in" fo:padding-right="0.148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graphic" style:name="a671">
      <style:graphic-properties draw:fill="solid" draw:fill-color="#b01513" draw:opacity="100%" draw:stroke="solid" svg:stroke-width="0.03125in" svg:stroke-color="#ffffff" svg:stroke-opacity="100%" svg:stroke-linecap="round"/>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148in" fo:padding-bottom="0.148in" fo:padding-left="0.148in" fo:padding-right="0.148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graphic" style:name="a675">
      <style:graphic-properties draw:fill="solid" draw:fill-color="#b01513" draw:opacity="100%" draw:stroke="solid" svg:stroke-width="0.03125in" svg:stroke-color="#ffffff" svg:stroke-opacity="100%" svg:stroke-linecap="round"/>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148in" fo:padding-bottom="0.148in" fo:padding-left="0.148in" fo:padding-right="0.148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graphic" style:name="a679">
      <style:graphic-properties/>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13967in" fo:padding-bottom="0.13967in" fo:padding-left="0.13967in" fo:padding-right="0.13967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graphic" style:name="a653">
      <style:graphic-properties draw:fill="solid" draw:fill-color="#b01513" draw:opacity="100%" draw:stroke="solid" svg:stroke-width="0.03125in" svg:stroke-color="#ffffff" svg:stroke-opacity="100%" svg:stroke-linecap="round"/>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13967in" fo:padding-bottom="0.13967in" fo:padding-left="0.13967in" fo:padding-right="0.13967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graphic" style:name="a657">
      <style:graphic-properties draw:fill="solid" draw:fill-color="#b01513" draw:opacity="100%" draw:stroke="solid" svg:stroke-width="0.03125in" svg:stroke-color="#ffffff" svg:stroke-opacity="100%" svg:stroke-linecap="round"/>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13967in" fo:padding-bottom="0.13967in" fo:padding-left="0.13967in" fo:padding-right="0.13967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graphic" style:name="a711">
      <style:graphic-properties draw:fill="solid" draw:fill-color="#b01513" draw:opacity="100%" draw:stroke="solid" svg:stroke-width="0.03125in" svg:stroke-color="#ffffff" svg:stroke-opacity="100%" svg:stroke-linecap="round"/>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13967in" fo:padding-bottom="0.13967in" fo:padding-left="0.13967in" fo:padding-right="0.13967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graphic" style:name="a715">
      <style:graphic-properties/>
    </style:style>
    <style:style style:family="drawing-page" style:name="a633">
      <style:drawing-page-properties draw:fill="bitmap" draw:fill-image-name="a63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text-transform="uppercas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text-transform="uppercase" fo:color="#ffffff"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5">
      <style:graphic-properties draw:fill="solid" draw:fill-color="#b01513" draw:opacity="100%" draw:stroke="solid" svg:stroke-width="0.03125in" svg:stroke-color="#ffffff" svg:stroke-opacity="100%" svg:stroke-linecap="round"/>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13134in" fo:padding-bottom="0.13134in" fo:padding-left="0.13134in" fo:padding-right="0.13134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graphic" style:name="a689">
      <style:graphic-properties draw:fill="solid" draw:fill-color="#b01513" draw:opacity="100%" draw:stroke="solid" svg:stroke-width="0.03125in" svg:stroke-color="#ffffff" svg:stroke-opacity="100%" svg:stroke-linecap="round"/>
    </style:style>
    <style:style style:family="graphic" style:name="a660">
      <style:graphic-properties fo:wrap-option="wrap" fo:padding-top="0.13967in" fo:padding-bottom="0.13967in" fo:padding-left="0.13967in" fo:padding-right="0.13967in" draw:textarea-vertical-align="middle" draw:textarea-horizontal-align="center" draw:fill="solid" draw:fill-color="#ffffff" draw:opacity="90%" draw:stroke="solid" svg:stroke-width="0.02083in" svg:stroke-color="#b01513" svg:stroke-opacity="100%" svg:stroke-linecap="round" draw:auto-grow-width="false" draw:auto-grow-height="false"/>
      <style:paragraph-properties style:font-independent-line-spacing="true" style:writing-mode="lr-tb"/>
    </style:style>
    <style:style style:family="graphic" style:name="a661">
      <style:graphic-properties/>
    </style:style>
    <style:style style:family="drawing-page" style:name="a6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7">
      <style:graphic-properties draw:fill="solid" draw:fill-color="#b01513" draw:opacity="100%" draw:stroke="solid" svg:stroke-width="0.03125in" svg:stroke-color="#ffffff" svg:stroke-opacity="100%" svg:stroke-linecap="round"/>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91">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633" draw:master-page-name="Master1-Layout1-title-Title-Slide" presentation:presentation-page-layout-name="Master1-PPL1" draw:id="Slide-256">
        <draw:frame draw:id="id207" presentation:style-name="a637" draw:name="Title 1" svg:x="1.26307in" svg:y="2.2963in" svg:width="9.65186in" svg:height="2.92831in" presentation:class="title" presentation:placeholder="false">
          <draw:text-box>
            <text:p text:style-name="a636" text:class-names="" text:cond-style-name=""><text:span text:style-name="a634" text:class-names="">Introduction to Databases</text:span><text:span text:style-name="a635" text:class-names=""/></text:p>
          </draw:text-box>
          <svg:title/>
          <svg:desc/>
        </draw:frame>
        <draw:frame draw:id="id208" presentation:style-name="a641" draw:name="Subtitle 2" svg:x="1.26307in" svg:y="5.22461in" svg:width="9.65186in" svg:height="0.94206in" presentation:class="subtitle" presentation:placeholder="false">
          <draw:text-box>
            <text:p text:style-name="a640" text:class-names="" text:cond-style-name=""><text:span text:style-name="a638" text:class-names="">Introduction to MongoDB and SQL</text:span><text:span text:style-name="a639" text:class-names=""/></text:p>
          </draw:text-box>
          <svg:title/>
          <svg:desc/>
        </draw:frame>
      </draw:page>
      <draw:page draw:name="Slide2" draw:style-name="a642" draw:master-page-name="Master1-Layout2-obj-Title-and-Content" presentation:presentation-page-layout-name="Master1-PPL2" draw:id="Slide-257">
        <draw:frame draw:id="id209" presentation:style-name="a648" draw:name="Title 1" svg:x="1.92398in" svg:y="0.87367in" svg:width="9.48538in" svg:height="1.14714in" presentation:class="title" presentation:placeholder="false">
          <draw:text-box>
            <text:p text:style-name="a645" text:class-names="" text:cond-style-name=""><text:span text:style-name="a643" text:class-names="">Data Model</text:span><text:span text:style-name="a644" text:class-names=""/></text:p>
            <text:p text:style-name="a647" text:class-names="" text:cond-style-name=""><text:span text:style-name="a646" text:class-names=""/></text:p>
          </draw:text-box>
          <svg:title/>
          <svg:desc/>
        </draw:frame>
        <draw:g draw:name="Content Placeholder 2" draw:id="id216" draw:style-name="a661">
          <svg:title/>
          <svg:desc/>
          <draw:custom-shape svg:x="0.88334in" svg:y="3.25597in" svg:width="3.25312in" svg:height="2.06573in" draw:id="id210" draw:style-name="a64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4479in" svg:y="3.59936in" svg:width="3.25312in" svg:height="2.06573in" draw:id="id211" draw:style-name="a652">
            <svg:title/>
            <svg:desc/>
            <text:p text:style-name="a651" text:class-names="" text:cond-style-name=""><text:span text:style-name="a650" text:class-names="">Title: Data Model</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85938in" svg:y="3.25597in" svg:width="3.25312in" svg:height="2.06573in" draw:id="id212" draw:style-name="a65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22083in" svg:y="3.59936in" svg:width="3.25312in" svg:height="2.06573in" draw:id="id213" draw:style-name="a656">
            <svg:title/>
            <svg:desc/>
            <text:p text:style-name="a655" text:class-names="" text:cond-style-name=""><text:span text:style-name="a654" text:class-names="">MongoDB: Document-oriented, uses BSON (Binary JSON) to store data in flexible, JSON-like documents.</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83542in" svg:y="3.25597in" svg:width="3.25312in" svg:height="2.06573in" draw:id="id214" draw:style-name="a657">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688in" svg:y="3.59936in" svg:width="3.25312in" svg:height="2.06573in" draw:id="id215" draw:style-name="a660">
            <svg:title/>
            <svg:desc/>
            <text:p text:style-name="a659" text:class-names="" text:cond-style-name=""><text:span text:style-name="a658" text:class-names="">SQL: Relational, organizes data into structured tables with predefined schemas.</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3" draw:style-name="a662" draw:master-page-name="Master1-Layout2-obj-Title-and-Content" presentation:presentation-page-layout-name="Master1-PPL2" draw:id="Slide-258">
        <draw:frame draw:id="id217" presentation:style-name="a666" draw:name="Title 1" svg:x="1.92398in" svg:y="0.87367in" svg:width="9.48538in" svg:height="1.14714in" presentation:class="title" presentation:placeholder="false">
          <draw:text-box>
            <text:p text:style-name="a665" text:class-names="" text:cond-style-name=""><text:span text:style-name="a663" text:class-names="">Schema<text:line-break/></text:span><text:span text:style-name="a664" text:class-names=""/></text:p>
          </draw:text-box>
          <svg:title/>
          <svg:desc/>
        </draw:frame>
        <draw:g draw:name="Content Placeholder 2" draw:id="id224" draw:style-name="a679">
          <svg:title/>
          <svg:desc/>
          <draw:custom-shape svg:x="0.88334in" svg:y="3.25597in" svg:width="3.25312in" svg:height="2.06573in" draw:id="id218" draw:style-name="a667">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4479in" svg:y="3.59936in" svg:width="3.25312in" svg:height="2.06573in" draw:id="id219" draw:style-name="a670">
            <svg:title/>
            <svg:desc/>
            <text:p text:style-name="a669" text:class-names="" text:cond-style-name=""><text:span text:style-name="a668" text:class-names="">Title: Schema</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85938in" svg:y="3.25597in" svg:width="3.25312in" svg:height="2.06573in" draw:id="id220" draw:style-name="a671">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22083in" svg:y="3.59936in" svg:width="3.25312in" svg:height="2.06573in" draw:id="id221" draw:style-name="a674">
            <svg:title/>
            <svg:desc/>
            <text:p text:style-name="a673" text:class-names="" text:cond-style-name=""><text:span text:style-name="a672" text:class-names="">MongoDB: Schema-less, allows dynamic schema for documents in a collection.</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83542in" svg:y="3.25597in" svg:width="3.25312in" svg:height="2.06573in" draw:id="id222" draw:style-name="a67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688in" svg:y="3.59936in" svg:width="3.25312in" svg:height="2.06573in" draw:id="id223" draw:style-name="a678">
            <svg:title/>
            <svg:desc/>
            <text:p text:style-name="a677" text:class-names="" text:cond-style-name=""><text:span text:style-name="a676" text:class-names="">SQL: Schema-based, requires a predefined structure with tables, columns, and data types.</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4" draw:style-name="a680" draw:master-page-name="Master1-Layout2-obj-Title-and-Content" presentation:presentation-page-layout-name="Master1-PPL2" draw:id="Slide-259">
        <draw:frame draw:id="id225" presentation:style-name="a684" draw:name="Title 1" svg:x="1.92398in" svg:y="0.87367in" svg:width="9.48538in" svg:height="1.14714in" presentation:class="title" presentation:placeholder="false">
          <draw:text-box>
            <text:p text:style-name="a683" text:class-names="" text:cond-style-name=""><text:span text:style-name="a681" text:class-names="">Scalability</text:span><text:span text:style-name="a682" text:class-names=""/></text:p>
          </draw:text-box>
          <svg:title/>
          <svg:desc/>
        </draw:frame>
        <draw:g draw:name="Content Placeholder 2" draw:id="id232" draw:style-name="a697">
          <svg:title/>
          <svg:desc/>
          <draw:custom-shape svg:x="0.88334in" svg:y="3.25597in" svg:width="3.25312in" svg:height="2.06573in" draw:id="id226" draw:style-name="a68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4479in" svg:y="3.59936in" svg:width="3.25312in" svg:height="2.06573in" draw:id="id227" draw:style-name="a688">
            <svg:title/>
            <svg:desc/>
            <text:p text:style-name="a687" text:class-names="" text:cond-style-name=""><text:span text:style-name="a686" text:class-names="">Title: Scalability</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85938in" svg:y="3.25597in" svg:width="3.25312in" svg:height="2.06573in" draw:id="id228" draw:style-name="a68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22083in" svg:y="3.59936in" svg:width="3.25312in" svg:height="2.06573in" draw:id="id229" draw:style-name="a692">
            <svg:title/>
            <svg:desc/>
            <text:p text:style-name="a691" text:class-names="" text:cond-style-name=""><text:span text:style-name="a690" text:class-names="">MongoDB: Horizontally scalable, designed for distributed architectures and can handle large volumes of unstructured data.</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83542in" svg:y="3.25597in" svg:width="3.25312in" svg:height="2.06573in" draw:id="id230" draw:style-name="a69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688in" svg:y="3.59936in" svg:width="3.25312in" svg:height="2.06573in" draw:id="id231" draw:style-name="a696">
            <svg:title/>
            <svg:desc/>
            <text:p text:style-name="a695" text:class-names="" text:cond-style-name=""><text:span text:style-name="a694" text:class-names="">SQL: Vertically scalable, typically scales by increasing hardware resources, may face challenges with handling large-scale unstructured data.</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5" draw:style-name="a698" draw:master-page-name="Master1-Layout2-obj-Title-and-Content" presentation:presentation-page-layout-name="Master1-PPL2" draw:id="Slide-260">
        <draw:frame draw:id="id233" presentation:style-name="a702" draw:name="Title 1" svg:x="1.92398in" svg:y="0.87367in" svg:width="9.48538in" svg:height="1.14714in" presentation:class="title" presentation:placeholder="false">
          <draw:text-box>
            <text:p text:style-name="a701" text:class-names="" text:cond-style-name=""><text:span text:style-name="a699" text:class-names=""> Query Language</text:span><text:span text:style-name="a700" text:class-names=""/></text:p>
          </draw:text-box>
          <svg:title/>
          <svg:desc/>
        </draw:frame>
        <draw:g draw:name="Content Placeholder 2" draw:id="id240" draw:style-name="a715">
          <svg:title/>
          <svg:desc/>
          <draw:custom-shape svg:x="0.88334in" svg:y="3.25597in" svg:width="3.25312in" svg:height="2.06573in" draw:id="id234" draw:style-name="a70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4479in" svg:y="3.59936in" svg:width="3.25312in" svg:height="2.06573in" draw:id="id235" draw:style-name="a706">
            <svg:title/>
            <svg:desc/>
            <text:p text:style-name="a705" text:class-names="" text:cond-style-name=""><text:span text:style-name="a704" text:class-names="">Title: Query Language</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85938in" svg:y="3.25597in" svg:width="3.25312in" svg:height="2.06573in" draw:id="id236" draw:style-name="a707">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22083in" svg:y="3.59936in" svg:width="3.25312in" svg:height="2.06573in" draw:id="id237" draw:style-name="a710">
            <svg:title/>
            <svg:desc/>
            <text:p text:style-name="a709" text:class-names="" text:cond-style-name=""><text:span text:style-name="a708" text:class-names="">MongoDB: Uses a rich query language with support for embedded documents, arrays, and geospatial queries.</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83542in" svg:y="3.25597in" svg:width="3.25312in" svg:height="2.06573in" draw:id="id238" draw:style-name="a711">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9688in" svg:y="3.59936in" svg:width="3.25312in" svg:height="2.06573in" draw:id="id239" draw:style-name="a714">
            <svg:title/>
            <svg:desc/>
            <text:p text:style-name="a713" text:class-names="" text:cond-style-name=""><text:span text:style-name="a712" text:class-names="">SQL: Standardized SQL query language with joins, transactions, and a wide range of relational operations.</text:span></text:p>
            <draw:enhanced-geometry xmlns:dr3d="urn:oasis:names:tc:opendocument:xmlns:dr3d:1.0" draw:type="non-primitive" svg:viewBox="0 0 2974656 1888907" draw:enhanced-path="M 0 188891 C 0 84569 84569 0 188891 0 L 2785765 0 C 2890087 0 2974656 84569 2974656 188891 L 2974656 1700016 C 2974656 1804338 2890087 1888907 2785765 1888907 L 188891 1888907 C 84569 1888907 0 1804338 0 1700016 L 0 1888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74656"/>
              <draw:equation draw:name="f7" draw:formula="?f4 / 1888907"/>
              <draw:equation draw:name="f8" draw:formula="0 * ?f5 / 2974656"/>
              <draw:equation draw:name="f9" draw:formula="188891 * ?f4 / 1888907"/>
              <draw:equation draw:name="f10" draw:formula="188891 * ?f5 / 2974656"/>
              <draw:equation draw:name="f11" draw:formula="0 * ?f4 / 1888907"/>
              <draw:equation draw:name="f12" draw:formula="2785765 * ?f5 / 2974656"/>
              <draw:equation draw:name="f13" draw:formula="2974656 * ?f5 / 2974656"/>
              <draw:equation draw:name="f14" draw:formula="1700016 * ?f4 / 1888907"/>
              <draw:equation draw:name="f15" draw:formula="1888907 * ?f4 / 188890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3in" svg:height="0.34in"/>
      <presentation:placeholder presentation:object="page-number" svg:x="11.32in" svg:y="0.32in" svg:width="0.91667in" svg:height="0.83955in"/>
    </style:presentation-page-layout>
    <style:presentation-page-layout style:name="Master1-PPL2" style:display-name="Title and Content">
      <presentation:placeholder presentation:object="title" svg:x="1.26307in" svg:y="1.06482in" svg:width="9.65186in" svg:height="0.77315in"/>
      <presentation:placeholder presentation:object="object" svg:x="1.26307in" svg:y="2.84722in" svg:width="9.65186in" svg:height="3.73611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2.93in" svg:width="4.75in" svg:height="2.5in"/>
      <presentation:placeholder presentation:object="outline" svg:x="7.54in" svg:y="2.93in" svg:width="4.11in" svg:height="2.5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in" svg:width="9.65186in" svg:height="0.77in"/>
      <presentation:placeholder presentation:object="object" svg:x="1.26307in" svg:y="2.84722in" svg:width="5.28in" svg:height="3.73611in"/>
      <presentation:placeholder presentation:object="object" svg:x="6.79in" svg:y="2.84722in" svg:width="5.28in" svg:height="3.73611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in" svg:width="9.65186in" svg:height="0.77in"/>
      <presentation:placeholder presentation:object="outline" svg:x="1.26307in" svg:y="2.85in" svg:width="5.28in" svg:height="0.63021in"/>
      <presentation:placeholder presentation:object="object" svg:x="1.26307in" svg:y="3.49787in" svg:width="5.28in" svg:height="3.11in"/>
      <presentation:placeholder presentation:object="outline" svg:x="6.79in" svg:y="2.85in" svg:width="5.28in" svg:height="0.63021in"/>
      <presentation:placeholder presentation:object="object" svg:x="6.78993in" svg:y="3.48635in" svg:width="5.27686in" svg:height="3.12151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6" style:display-name="Title Only">
      <presentation:placeholder presentation:object="title" svg:x="1.26in" svg:y="1.06in" svg:width="9.65186in" svg:height="0.77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7" style:display-name="Blank">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2in" svg:width="3.05464in" svg:height="1.74667in"/>
      <presentation:placeholder presentation:object="object" svg:x="6.32in" svg:y="1.58333in" svg:width="5.68241in" svg:height="5in"/>
      <presentation:placeholder presentation:object="outline" svg:x="1.26307in" svg:y="3.42222in" svg:width="3.05464in" svg:height="3.16667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1.85185in" svg:width="4.22163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43518in" svg:width="9.65186in" svg:height="0.61979in"/>
      <presentation:placeholder presentation:object="graphic" svg:x="1.26307in" svg:y="0.75in" svg:width="9.65186in" svg:height="3.75in"/>
      <presentation:placeholder presentation:object="outline" svg:x="1.26308in" svg:y="6.05497in" svg:width="9.65185in" svg:height="0.53993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16in" svg:width="9.66in" svg:height="1.5in"/>
      <presentation:placeholder presentation:object="outline" svg:x="1.26in" svg:y="3.88in" svg:width="9.65186in" svg:height="2.71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07231in" svg:width="9.25304in" svg:height="2.95084in"/>
      <presentation:placeholder presentation:object="outline" svg:x="2.12811in" svg:y="4.02448in" svg:width="8.44901in" svg:height="0.37421in"/>
      <presentation:placeholder presentation:object="outline" svg:x="1.26307in" svg:y="5.5in" svg:width="9.65186in" svg:height="1.09127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572in" svg:width="9.69556in" svg:height="1.99in"/>
      <presentation:placeholder presentation:object="outline" svg:x="1.26307in" svg:y="5.5in" svg:width="9.65186in" svg:height="0.94094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221in" svg:height="0.63021in"/>
      <presentation:placeholder presentation:object="outline" svg:x="1.26307in" svg:y="3.47743in" svg:width="3.4221in" svg:height="3.11383in"/>
      <presentation:placeholder presentation:object="outline" svg:x="4.93517in" svg:y="2.84722in" svg:width="3.43983in" svg:height="0.63021in"/>
      <presentation:placeholder presentation:object="outline" svg:x="4.93517in" svg:y="3.47743in" svg:width="3.43983in" svg:height="3.11383in"/>
      <presentation:placeholder presentation:object="outline" svg:x="8.625in" svg:y="2.83796in" svg:width="3.45694in" svg:height="0.63947in"/>
      <presentation:placeholder presentation:object="outline" svg:x="8.625in" svg:y="3.47743in" svg:width="3.45694in" svg:height="3.11383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5533in" svg:width="2.94318in" svg:height="1.73239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657in" svg:y="5.58739in" svg:width="3.336in" svg:height="0.99801in"/>
      <presentation:placeholder presentation:object="outline" svg:x="8.73079in" svg:y="4.95718in" svg:width="3.336in" svg:height="0.63021in"/>
      <presentation:placeholder presentation:object="graphic" svg:x="8.9272in" svg:y="2.84722in" svg:width="2.94318in" svg:height="1.7405in"/>
      <presentation:placeholder presentation:object="outline" svg:x="8.73079in" svg:y="5.58739in" svg:width="3.336in" svg:height="1.00388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3796in" svg:width="9.65186in" svg:height="3.74537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7965in" svg:y="1.39815in" svg:width="1.57652in" svg:height="5.19312in"/>
      <presentation:placeholder presentation:object="outline" svg:x="1.26307in" svg:y="1.39815in" svg:width="6.84167in" svg:height="5.19312in"/>
      <presentation:placeholder presentation:object="date-time" svg:x="11.65in" svg:y="6.99in" svg:width="1.08333in" svg:height="0.33333in"/>
      <presentation:placeholder presentation:object="footer" svg:x="0.61in" svg:y="6.99in" svg:width="4.23in" svg:height="0.34in"/>
      <presentation:placeholder presentation:object="page-number" svg:x="11.32168in" svg:y="0.32341in" svg:width="0.91667in" svg:height="0.83955in"/>
    </style:presentation-page-layout>
    <style:default-style style:family="graphic">
      <style:graphic-properties draw:fill="solid" draw:fill-color="#b01513" draw:opacity="100%" draw:stroke="solid" svg:stroke-width="0.02083in" svg:stroke-color="#480403" svg:stroke-opacity="100%" svg:stroke-linecap="round"/>
    </style:default-style>
    <draw:gradient draw:name="a37" draw:style="radial" draw:cx="50%" draw:cy="50%" draw:start-color="#5f9c9d" draw:end-color="#5f9c9d" draw:start-intensity="10%" draw:end-intensity="11%"/>
    <draw:gradient draw:name="a331" draw:style="radial" draw:cx="50%" draw:cy="50%" draw:start-color="#5f9c9d" draw:end-color="#5f9c9d" draw:start-intensity="10%" draw:end-intensity="11%"/>
    <draw:gradient draw:name="a62" draw:style="radial" draw:cx="50%" draw:cy="50%" draw:start-color="#5f9c9d" draw:end-color="#5f9c9d" draw:start-intensity="6%" draw:end-intensity="7%"/>
    <draw:gradient draw:name="a64" draw:style="radial" draw:cx="50%" draw:cy="50%" draw:start-color="#5f9c9d" draw:end-color="#5f9c9d" draw:start-intensity="7%" draw:end-intensity="14%"/>
    <draw:gradient draw:name="a66" draw:style="radial" draw:cx="50%" draw:cy="50%" draw:start-color="#5f9c9d" draw:end-color="#5f9c9d" draw:start-intensity="10%" draw:end-intensity="11%"/>
    <draw:gradient draw:name="a622" draw:style="radial" draw:cx="50%" draw:cy="50%" draw:start-color="#5f9c9d" draw:end-color="#5f9c9d" draw:start-intensity="6%" draw:end-intensity="7%"/>
    <draw:gradient draw:name="a624" draw:style="radial" draw:cx="50%" draw:cy="50%" draw:start-color="#5f9c9d" draw:end-color="#5f9c9d" draw:start-intensity="7%" draw:end-intensity="14%"/>
    <draw:gradient draw:name="a361" draw:style="radial" draw:cx="50%" draw:cy="50%" draw:start-color="#5f9c9d" draw:end-color="#5f9c9d" draw:start-intensity="6%" draw:end-intensity="7%"/>
    <draw:gradient draw:name="a293" draw:style="radial" draw:cx="50%" draw:cy="50%" draw:start-color="#5f9c9d" draw:end-color="#5f9c9d" draw:start-intensity="6%" draw:end-intensity="7%"/>
    <draw:gradient draw:name="a626" draw:style="radial" draw:cx="50%" draw:cy="50%" draw:start-color="#5f9c9d" draw:end-color="#5f9c9d" draw:start-intensity="10%" draw:end-intensity="11%"/>
    <draw:gradient draw:name="a431" draw:style="radial" draw:cx="50%" draw:cy="50%" draw:start-color="#5f9c9d" draw:end-color="#5f9c9d" draw:start-intensity="6%" draw:end-intensity="7%"/>
    <draw:gradient draw:name="a363" draw:style="radial" draw:cx="50%" draw:cy="50%" draw:start-color="#5f9c9d" draw:end-color="#5f9c9d" draw:start-intensity="7%" draw:end-intensity="14%"/>
    <draw:gradient draw:name="a327" draw:style="radial" draw:cx="50%" draw:cy="50%" draw:start-color="#5f9c9d" draw:end-color="#5f9c9d" draw:start-intensity="6%" draw:end-intensity="7%"/>
    <draw:gradient draw:name="a433" draw:style="radial" draw:cx="50%" draw:cy="50%" draw:start-color="#5f9c9d" draw:end-color="#5f9c9d" draw:start-intensity="7%" draw:end-intensity="14%"/>
    <draw:gradient draw:name="a295" draw:style="radial" draw:cx="50%" draw:cy="50%" draw:start-color="#5f9c9d" draw:end-color="#5f9c9d" draw:start-intensity="7%" draw:end-intensity="14%"/>
    <draw:gradient draw:name="a365" draw:style="radial" draw:cx="50%" draw:cy="50%" draw:start-color="#5f9c9d" draw:end-color="#5f9c9d" draw:start-intensity="10%" draw:end-intensity="11%"/>
    <draw:gradient draw:name="a329" draw:style="radial" draw:cx="50%" draw:cy="50%" draw:start-color="#5f9c9d" draw:end-color="#5f9c9d" draw:start-intensity="7%" draw:end-intensity="14%"/>
    <draw:gradient draw:name="a435" draw:style="radial" draw:cx="50%" draw:cy="50%" draw:start-color="#5f9c9d" draw:end-color="#5f9c9d" draw:start-intensity="10%" draw:end-intensity="11%"/>
    <draw:gradient draw:name="a297" draw:style="radial" draw:cx="50%" draw:cy="50%" draw:start-color="#5f9c9d" draw:end-color="#5f9c9d" draw:start-intensity="10%" draw:end-intensity="11%"/>
    <draw:gradient draw:name="a120" draw:style="radial" draw:cx="50%" draw:cy="50%" draw:start-color="#5f9c9d" draw:end-color="#5f9c9d" draw:start-intensity="6%" draw:end-intensity="7%"/>
    <draw:gradient draw:name="a122" draw:style="radial" draw:cx="50%" draw:cy="50%" draw:start-color="#5f9c9d" draw:end-color="#5f9c9d" draw:start-intensity="7%" draw:end-intensity="14%"/>
    <draw:gradient draw:name="a391" draw:style="radial" draw:cx="50%" draw:cy="50%" draw:start-color="#5f9c9d" draw:end-color="#5f9c9d" draw:start-intensity="6%" draw:end-intensity="7%"/>
    <draw:gradient draw:name="a461" draw:style="radial" draw:cx="50%" draw:cy="50%" draw:start-color="#5f9c9d" draw:end-color="#5f9c9d" draw:start-intensity="6%" draw:end-intensity="7%"/>
    <draw:gradient draw:name="a124" draw:style="radial" draw:cx="50%" draw:cy="50%" draw:start-color="#5f9c9d" draw:end-color="#5f9c9d" draw:start-intensity="10%" draw:end-intensity="11%"/>
    <draw:gradient draw:name="a393" draw:style="radial" draw:cx="50%" draw:cy="50%" draw:start-color="#5f9c9d" draw:end-color="#5f9c9d" draw:start-intensity="7%" draw:end-intensity="14%"/>
    <draw:gradient draw:name="a463" draw:style="radial" draw:cx="50%" draw:cy="50%" draw:start-color="#5f9c9d" draw:end-color="#5f9c9d" draw:start-intensity="7%" draw:end-intensity="14%"/>
    <draw:gradient draw:name="a395" draw:style="radial" draw:cx="50%" draw:cy="50%" draw:start-color="#5f9c9d" draw:end-color="#5f9c9d" draw:start-intensity="10%" draw:end-intensity="11%"/>
    <draw:gradient draw:name="a465" draw:style="radial" draw:cx="50%" draw:cy="50%" draw:start-color="#5f9c9d" draw:end-color="#5f9c9d" draw:start-intensity="10%" draw:end-intensity="11%"/>
    <draw:gradient draw:name="a33" draw:style="radial" draw:cx="50%" draw:cy="50%" draw:start-color="#5f9c9d" draw:end-color="#5f9c9d" draw:start-intensity="6%" draw:end-intensity="7%"/>
    <draw:gradient draw:name="a35" draw:style="radial" draw:cx="50%" draw:cy="50%" draw:start-color="#5f9c9d" draw:end-color="#5f9c9d" draw:start-intensity="7%" draw:end-intensity="14%"/>
    <draw:fill-image draw:name="a118" xlink:href="media/image1.png" xlink:show="embed" xlink:actuate="onLoad"/>
    <draw:fill-image draw:name="a359" xlink:href="media/image1.png" xlink:show="embed" xlink:actuate="onLoad"/>
    <draw:fill-image draw:name="a291" xlink:href="media/image1.png" xlink:show="embed" xlink:actuate="onLoad"/>
    <draw:fill-image draw:name="a389" xlink:href="media/image1.png" xlink:show="embed" xlink:actuate="onLoad"/>
    <draw:fill-image draw:name="a325" xlink:href="media/image1.png" xlink:show="embed" xlink:actuate="onLoad"/>
    <draw:fill-image draw:name="a632" xlink:href="media/image2.jpeg" xlink:show="embed" xlink:actuate="onLoad"/>
    <draw:fill-image draw:name="a620" xlink:href="media/image1.png" xlink:show="embed" xlink:actuate="onLoad"/>
    <draw:fill-image draw:name="a429" xlink:href="media/image1.png" xlink:show="embed" xlink:actuate="onLoad"/>
    <draw:fill-image draw:name="a31" xlink:href="media/image1.png" xlink:show="embed" xlink:actuate="onLoad"/>
    <draw:fill-image draw:name="a459" xlink:href="media/image1.png" xlink:show="embed" xlink:actuate="onLoad"/>
    <draw:fill-image draw:name="a60"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5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b0151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30">
      <style:graphic-properties draw:fill="solid" draw:fill-color="#ffffff" draw:opacity="100%" draw:stroke="none"/>
    </style:style>
    <style:style style:family="text" style:name="a200">
      <style:text-properties fo:font-variant="normal" fo:text-transform="none" fo:color="#b0151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draw:fill="solid" draw:fill-color="#ffffff" draw:opacity="100%" draw:stroke="non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solid" draw:fill-color="#b01513" draw:opacity="100%" draw:stroke="none" draw:shadow="visible" draw:shadow-offset-x="0in" draw:shadow-offset-y="0.02778in" draw:shadow-color="#000000" draw:shadow-opacity="45%"/>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text-transform="uppercase" fo:color="#b0151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b0151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21">
      <style:graphic-properties draw:fill="solid" draw:fill-color="#b01513" draw:opacity="100%" draw:stroke="none" draw:shadow="visible" draw:shadow-offset-x="0in" draw:shadow-offset-y="0.02778in" draw:shadow-color="#000000" draw:shadow-opacity="45%"/>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26">
      <style:graphic-properties draw:fill="bitmap" draw:fill-image-name="a325" style:repeat="stretch" draw:stroke="none"/>
    </style:style>
    <style:style style:family="graphic" style:name="a430">
      <style:graphic-properties draw:fill="bitmap" draw:fill-image-name="a429" style:repeat="stretch" draw:stroke="none"/>
    </style:style>
    <style:style style:family="graphic" style:name="a328">
      <style:graphic-properties draw:fill="gradient" draw:fill-gradient-name="a327" draw:stroke="none"/>
    </style:style>
    <style:style style:family="graphic" style:name="a432">
      <style:graphic-properties draw:fill="gradient" draw:fill-gradient-name="a431" draw:stroke="none"/>
    </style:style>
    <style:style style:family="graphic" style:name="a434">
      <style:graphic-properties draw:fill="gradient" draw:fill-gradient-name="a433" draw:stroke="non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draw:fill="gradient" draw:fill-gradient-name="a435" draw:stroke="non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7">
      <style:graphic-properties draw:fill="solid" draw:fill-color="#ffffff" draw:opacity="20%" draw:stroke="none"/>
    </style:style>
    <style:style style:family="text" style:name="a93">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solid" draw:fill-color="#ffffff" draw:opacity="100%" draw:stroke="none"/>
    </style:style>
    <style:style style:family="text" style:name="a54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ffffff" draw:opacity="100%" draw:stroke="non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11">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14">
      <style:graphic-properties draw:fill="solid" draw:fill-color="#b01513" draw:opacity="100%" draw:stroke="none" draw:shadow="visible" draw:shadow-offset-x="0in" draw:shadow-offset-y="0.02778in" draw:shadow-color="#000000" draw:shadow-opacity="45%"/>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draw:fill="none" draw:stroke="solid" svg:stroke-width="0.01389in" svg:stroke-color="#000000" svg:stroke-opacity="40%" svg:stroke-linecap="round"/>
    </style:style>
    <style:style style:family="presentation" style:name="a11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48">
      <style:graphic-properties draw:fill="none" draw:stroke="solid" svg:stroke-width="0.01389in" svg:stroke-color="#000000" svg:stroke-opacity="40%" svg:stroke-linecap="round"/>
    </style:style>
    <style:style style:family="text" style:name="a220">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
      <style:graphic-properties draw:fill="bitmap" draw:fill-image-name="a118" style:repeat="stretch" draw:stroke="non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draw:fill="gradient" draw:fill-gradient-name="a329" draw:stroke="none"/>
    </style:style>
    <style:style style:family="presentation" style:name="a22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32">
      <style:graphic-properties draw:fill="gradient" draw:fill-gradient-name="a331" draw:stroke="none"/>
    </style:style>
    <style:style style:family="graphic" style:name="a333">
      <style:graphic-properties draw:fill="solid" draw:fill-color="#ffffff" draw:opacity="100%" draw:stroke="none"/>
    </style:style>
    <style:style style:family="graphic" style:name="a334">
      <style:graphic-properties draw:fill="solid" draw:fill-color="#ffffff" draw:opacity="100%" draw:stroke="none"/>
    </style:style>
    <style:style style:family="graphic" style:name="a335">
      <style:graphic-properties draw:fill="solid" draw:fill-color="#ffffff" draw:opacity="20%" draw:stroke="none"/>
    </style:style>
    <style:style style:family="graphic" style:name="a336">
      <style:graphic-properties draw:fill="solid" draw:fill-color="#ffffff" draw:opacity="100%" draw:stroke="none"/>
    </style:style>
    <style:style style:family="drawing-page" style:name="a3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b0151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draw:fill="gradient" draw:fill-gradient-name="a120" draw:stroke="non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3">
      <style:graphic-properties draw:fill="gradient" draw:fill-gradient-name="a122" draw:stroke="non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5">
      <style:graphic-properties draw:fill="gradient" draw:fill-gradient-name="a124" draw:stroke="non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draw:fill="solid" draw:fill-color="#ffffff" draw:opacity="100%" draw:stroke="non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draw:fill="solid" draw:fill-color="#ffffff" draw:opacity="20%" draw:stroke="none"/>
    </style:style>
    <style:style style:family="presentation" style:name="a5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
      <style:graphic-properties draw:fill="solid" draw:fill-color="#ffffff" draw:opacity="100%" draw:stroke="none"/>
    </style:style>
    <style:style style:family="text" style:name="a23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draw:fill="solid" draw:fill-color="#ffffff" draw:opacity="100%" draw:stroke="none"/>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8">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44">
      <style:text-properties fo:font-variant="normal" fo:text-transform="none" fo:color="#8ad0d6"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5">
      <style:graphic-properties draw:fill="solid" draw:fill-color="#b01513" draw:opacity="100%" draw:stroke="none" draw:shadow="visible" draw:shadow-offset-x="0in" draw:shadow-offset-y="0.02778in" draw:shadow-color="#000000" draw:shadow-opacity="45%"/>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6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5">
      <style:graphic-properties draw:fill="solid" draw:fill-color="#b01513" draw:opacity="100%" draw:stroke="none" draw:shadow="visible" draw:shadow-offset-x="0in" draw:shadow-offset-y="0.02778in" draw:shadow-color="#000000" draw:shadow-opacity="45%"/>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60">
      <style:graphic-properties draw:fill="bitmap" draw:fill-image-name="a459" style:repeat="stretch" draw:stroke="none"/>
    </style:style>
    <style:style style:family="graphic" style:name="a462">
      <style:graphic-properties draw:fill="gradient" draw:fill-gradient-name="a461" draw:stroke="none"/>
    </style:style>
    <style:style style:family="graphic" style:name="a464">
      <style:graphic-properties draw:fill="gradient" draw:fill-gradient-name="a463" draw:stroke="none"/>
    </style:style>
    <style:style style:family="graphic" style:name="a466">
      <style:graphic-properties draw:fill="gradient" draw:fill-gradient-name="a465" draw:stroke="none"/>
    </style:style>
    <style:style style:family="graphic" style:name="a467">
      <style:graphic-properties draw:fill="solid" draw:fill-color="#ffffff" draw:opacity="20%" draw:stroke="none"/>
    </style:style>
    <style:style style:family="graphic" style:name="a468">
      <style:graphic-properties draw:fill="solid" draw:fill-color="#ffffff" draw:opacity="100%" draw:stroke="none"/>
    </style:style>
    <style:style style:family="paragraph" style:name="a57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draw:fill="solid" draw:fill-color="#ffffff" draw:opacity="100%" draw:stroke="none"/>
    </style:style>
    <style:style style:family="paragraph" style:name="a14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52">
      <style:graphic-properties draw:fill="solid" draw:fill-color="#b01513" draw:opacity="100%" draw:stroke="none" draw:shadow="visible" draw:shadow-offset-x="0in" draw:shadow-offset-y="0.02778in" draw:shadow-color="#000000" draw:shadow-opacity="45%"/>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bitmap" draw:fill-image-name="a359" style:repeat="stretch" draw:stroke="non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62">
      <style:graphic-properties draw:fill="gradient" draw:fill-gradient-name="a361" draw:stroke="none"/>
    </style:style>
    <style:style style:family="graphic" style:name="a364">
      <style:graphic-properties draw:fill="gradient" draw:fill-gradient-name="a363" draw:stroke="none"/>
    </style:style>
    <style:style style:family="graphic" style:name="a366">
      <style:graphic-properties draw:fill="gradient" draw:fill-gradient-name="a365" draw:stroke="none"/>
    </style:style>
    <style:style style:family="graphic" style:name="a367">
      <style:graphic-properties draw:fill="solid" draw:fill-color="#ffffff" draw:opacity="20%" draw:stroke="none"/>
    </style:style>
    <style:style style:family="graphic" style:name="a368">
      <style:graphic-properties draw:fill="solid" draw:fill-color="#ffffff" draw:opacity="100%" draw:stroke="none"/>
    </style:style>
    <style:style style:family="drawing-page" style:name="a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9">
      <style:graphic-properties draw:fill="solid" draw:fill-color="#ffffff" draw:opacity="100%" draw:stroke="none"/>
    </style:style>
    <style:style style:family="text" style:name="a47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b0151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b0151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5">
      <style:graphic-properties draw:fill="solid" draw:fill-color="#b01513" draw:opacity="100%" draw:stroke="none" draw:shadow="visible" draw:shadow-offset-x="0in" draw:shadow-offset-y="0.02778in" draw:shadow-color="#000000" draw:shadow-opacity="45%"/>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0">
      <style:text-properties fo:font-variant="normal" fo:text-transform="none" fo:color="#b0151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8">
      <style:graphic-properties draw:fill="none" draw:stroke="solid" svg:stroke-width="0.01389in" svg:stroke-color="#000000" svg:stroke-opacity="40%" svg:stroke-linecap="round"/>
    </style:style>
    <style:style style:family="text" style:name="a170">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9">
      <style:graphic-properties draw:fill="none" draw:stroke="solid" svg:stroke-width="0.01389in" svg:stroke-color="#000000" svg:stroke-opacity="40%" svg:stroke-linecap="round"/>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7">
      <style:graphic-properties draw:fill="solid" draw:fill-color="#b01513" draw:opacity="100%" draw:stroke="none" draw:shadow="visible" draw:shadow-offset-x="0in" draw:shadow-offset-y="0.02778in" draw:shadow-color="#000000" draw:shadow-opacity="45%"/>
    </style:style>
    <style:style style:family="graphic" style:name="a390">
      <style:graphic-properties draw:fill="bitmap" draw:fill-image-name="a389" style:repeat="stretch" draw:stroke="non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gradient" draw:fill-gradient-name="a391" draw:stroke="none"/>
    </style:style>
    <style:style style:family="graphic" style:name="a394">
      <style:graphic-properties draw:fill="gradient" draw:fill-gradient-name="a393" draw:stroke="none"/>
    </style:style>
    <style:style style:family="graphic" style:name="a396">
      <style:graphic-properties draw:fill="gradient" draw:fill-gradient-name="a395" draw:stroke="none"/>
    </style:style>
    <style:style style:family="graphic" style:name="a397">
      <style:graphic-properties draw:fill="solid" draw:fill-color="#ffffff" draw:opacity="100%" draw:stroke="none"/>
    </style:style>
    <style:style style:family="graphic" style:name="a398">
      <style:graphic-properties draw:fill="solid" draw:fill-color="#ffffff" draw:opacity="20%" draw:stroke="none"/>
    </style:style>
    <style:style style:family="graphic" style:name="a399">
      <style:graphic-properties draw:fill="solid" draw:fill-color="#ffffff" draw:opacity="100%" draw:stroke="none"/>
    </style:style>
    <style:style style:family="text" style:name="a180">
      <style:text-properties fo:font-variant="normal" fo:text-transform="none" fo:color="#b0151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92">
      <style:graphic-properties draw:fill="bitmap" draw:fill-image-name="a291" style:repeat="stretch" draw:stroke="none"/>
    </style:style>
    <style:style style:family="graphic" style:name="a294">
      <style:graphic-properties draw:fill="gradient" draw:fill-gradient-name="a293" draw:stroke="none"/>
    </style:style>
    <style:style style:family="graphic" style:name="a296">
      <style:graphic-properties draw:fill="gradient" draw:fill-gradient-name="a295" draw:stroke="none"/>
    </style:style>
    <style:style style:family="graphic" style:name="a298">
      <style:graphic-properties draw:fill="gradient" draw:fill-gradient-name="a297" draw:stroke="none"/>
    </style:style>
    <style:style style:family="graphic" style:name="a299">
      <style:graphic-properties draw:fill="solid" draw:fill-color="#ffffff" draw:opacity="100%" draw:stroke="none"/>
    </style:style>
    <style:style style:family="text" style:name="a1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
      <style:graphic-properties draw:fill="solid" draw:fill-color="#b01513" draw:opacity="100%" draw:stroke="none" draw:shadow="visible" draw:shadow-offset-x="0in" draw:shadow-offset-y="0.02778in" draw:shadow-color="#000000" draw:shadow-opacity="45%"/>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2">
      <style:graphic-properties draw:fill="bitmap" draw:fill-image-name="a31" style:repeat="stretch" draw:stroke="none"/>
    </style:style>
    <style:style style:family="graphic" style:name="a34">
      <style:graphic-properties draw:fill="gradient" draw:fill-gradient-name="a33" draw:stroke="none"/>
    </style:style>
    <style:style style:family="graphic" style:name="a36">
      <style:graphic-properties draw:fill="gradient" draw:fill-gradient-name="a35" draw:stroke="none"/>
    </style:style>
    <style:style style:family="graphic" style:name="a38">
      <style:graphic-properties draw:fill="gradient" draw:fill-gradient-name="a37" draw:stroke="none"/>
    </style:style>
    <style:style style:family="graphic" style:name="a39">
      <style:graphic-properties draw:fill="solid" draw:fill-color="#ffffff" draw:opacity="20%" draw:stroke="none"/>
    </style:style>
    <style:style style:family="graphic" style:name="a40">
      <style:graphic-properties draw:fill="solid" draw:fill-color="#ffffff" draw:opacity="100%" draw:stroke="none"/>
    </style:style>
    <style:style style:family="graphic" style:name="a41">
      <style:graphic-properties draw:fill="solid" draw:fill-color="#ffffff" draw:opacity="100%" draw:stroke="none"/>
    </style:style>
    <style:style style:family="drawing-page" style:name="a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text-transform="uppercase" fo:color="#8ad0d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9">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
      <style:graphic-properties draw:fill="solid" draw:fill-color="#b01513" draw:opacity="100%" draw:stroke="none" draw:shadow="visible" draw:shadow-offset-x="0in" draw:shadow-offset-y="0.02778in" draw:shadow-color="#000000" draw:shadow-opacity="45%"/>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6">
      <style:graphic-properties draw:fill="solid" draw:fill-color="#b01513" draw:opacity="100%" draw:stroke="none" draw:shadow="visible" draw:shadow-offset-x="0in" draw:shadow-offset-y="0.02778in" draw:shadow-color="#000000" draw:shadow-opacity="45%"/>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1">
      <style:text-properties fo:font-variant="normal" fo:text-transform="none" fo:color="#8ad0d6"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8ad0d6"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bitmap" draw:fill-image-name="a60" style:repeat="stretch" draw:stroke="non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draw:fill="gradient" draw:fill-gradient-name="a62" draw:stroke="non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gradient" draw:fill-gradient-name="a64" draw:stroke="non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gradient" draw:fill-gradient-name="a66" draw:stroke="non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
      <style:graphic-properties draw:fill="solid" draw:fill-color="#ffffff" draw:opacity="100%" draw:stroke="none"/>
    </style:style>
    <style:style style:family="text" style:name="a514">
      <style:text-properties fo:font-variant="normal" fo:text-transform="none" fo:color="#b0151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draw:fill="bitmap" draw:fill-image-name="a620" style:repeat="stretch" draw:stroke="none"/>
    </style:style>
    <style:style style:family="graphic" style:name="a623">
      <style:graphic-properties draw:fill="gradient" draw:fill-gradient-name="a622" draw:stroke="none"/>
    </style:style>
    <style:style style:family="graphic" style:name="a625">
      <style:graphic-properties draw:fill="gradient" draw:fill-gradient-name="a624" draw:stroke="none"/>
    </style:style>
    <style:style style:family="graphic" style:name="a627">
      <style:graphic-properties draw:fill="gradient" draw:fill-gradient-name="a626" draw:stroke="none"/>
    </style:style>
    <style:style style:family="graphic" style:name="a628">
      <style:graphic-properties draw:fill="solid" draw:fill-color="#ffffff" draw:opacity="20%" draw:stroke="none"/>
    </style:style>
    <style:style style:family="graphic" style:name="a300">
      <style:graphic-properties draw:fill="solid" draw:fill-color="#ffffff" draw:opacity="100%" draw:stroke="none"/>
    </style:style>
    <style:style style:family="graphic" style:name="a629">
      <style:graphic-properties draw:fill="solid" draw:fill-color="#ffffff" draw:opacity="100%" draw:stroke="none"/>
    </style:style>
    <style:style style:family="graphic" style:name="a301">
      <style:graphic-properties draw:fill="solid" draw:fill-color="#ffffff" draw:opacity="20%" draw:stroke="none"/>
    </style:style>
    <style:style style:family="graphic" style:name="a302">
      <style:graphic-properties draw:fill="solid" draw:fill-color="#ffffff" draw:opacity="100%" draw:stroke="none"/>
    </style:style>
    <style:style style:family="drawing-page" style:name="a3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b0151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375in"/>
        <style:text-properties fo:color="#b01513" fo:font-family="Wingdings 3" style:font-charset="x-symbol" fo:font-size="80%"/>
      </text:list-level-style-bullet>
      <text:list-level-style-bullet text:level="2" text:bullet-char="">
        <style:list-level-properties text:space-before="0.4375in" text:min-label-width="0.375in"/>
        <style:text-properties fo:color="#b01513" fo:font-family="Wingdings 3" style:font-charset="x-symbol" fo:font-size="80%"/>
      </text:list-level-style-bullet>
      <text:list-level-style-bullet text:level="3" text:bullet-char="">
        <style:list-level-properties text:space-before="0.875in" text:min-label-width="0.375in"/>
        <style:text-properties fo:color="#b01513" fo:font-family="Wingdings 3" style:font-charset="x-symbol" fo:font-size="80%"/>
      </text:list-level-style-bullet>
      <text:list-level-style-bullet text:level="4" text:bullet-char="">
        <style:list-level-properties text:space-before="1.375in" text:min-label-width="0.375in"/>
        <style:text-properties fo:color="#b01513" fo:font-family="Wingdings 3" style:font-charset="x-symbol" fo:font-size="80%"/>
      </text:list-level-style-bullet>
      <text:list-level-style-bullet text:level="5" text:bullet-char="">
        <style:list-level-properties text:space-before="1.875in" text:min-label-width="0.375in"/>
        <style:text-properties fo:color="#b01513" fo:font-family="Wingdings 3" style:font-charset="x-symbol" fo:font-size="80%"/>
      </text:list-level-style-bullet>
      <text:list-level-style-bullet text:level="6" text:bullet-char="">
        <style:list-level-properties text:space-before="2.375in" text:min-label-width="0.375in"/>
        <style:text-properties fo:color="#b01513" fo:font-family="Wingdings 3" style:font-charset="x-symbol" fo:font-size="80%"/>
      </text:list-level-style-bullet>
      <text:list-level-style-bullet text:level="7" text:bullet-char="">
        <style:list-level-properties text:space-before="2.875in" text:min-label-width="0.375in"/>
        <style:text-properties fo:color="#b01513" fo:font-family="Wingdings 3" style:font-charset="x-symbol" fo:font-size="80%"/>
      </text:list-level-style-bullet>
      <text:list-level-style-bullet text:level="8" text:bullet-char="">
        <style:list-level-properties text:space-before="3.375in" text:min-label-width="0.375in"/>
        <style:text-properties fo:color="#b01513" fo:font-family="Wingdings 3" style:font-charset="x-symbol" fo:font-size="80%"/>
      </text:list-level-style-bullet>
      <text:list-level-style-bullet text:level="9" text:bullet-char="">
        <style:list-level-properties text:space-before="3.875in" text:min-label-width="0.375in"/>
        <style:text-properties fo:color="#b01513" fo:font-family="Wingdings 3" style:font-charset="x-symbol" fo:font-size="80%"/>
      </text:list-level-style-bullet>
    </text:list-style>
    <text:list-style style:name="a158">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209">
      <text:list-level-style-bullet text:level="1" text:bullet-char="">
        <style:list-level-properties text:space-before="0.0625in" text:min-label-width="0.3125in"/>
        <style:text-properties fo:color="#b01513" fo:font-family="Wingdings 3" style:font-charset="x-symbol" fo:font-size="80%"/>
      </text:list-level-style-bullet>
      <text:list-level-style-bullet text:level="2" text:bullet-char="">
        <style:list-level-properties text:space-before="0.5in" text:min-label-width="0.3125in"/>
        <style:text-properties fo:color="#b01513" fo:font-family="Wingdings 3" style:font-charset="x-symbol" fo:font-size="80%"/>
      </text:list-level-style-bullet>
      <text:list-level-style-bullet text:level="3" text:bullet-char="">
        <style:list-level-properties text:space-before="0.9375in" text:min-label-width="0.3125in"/>
        <style:text-properties fo:color="#b01513" fo:font-family="Wingdings 3" style:font-charset="x-symbol" fo:font-size="80%"/>
      </text:list-level-style-bullet>
      <text:list-level-style-bullet text:level="4" text:bullet-char="">
        <style:list-level-properties text:space-before="1.4375in" text:min-label-width="0.3125in"/>
        <style:text-properties fo:color="#b01513" fo:font-family="Wingdings 3" style:font-charset="x-symbol" fo:font-size="80%"/>
      </text:list-level-style-bullet>
      <text:list-level-style-bullet text:level="5" text:bullet-char="">
        <style:list-level-properties text:space-before="1.9375in" text:min-label-width="0.3125in"/>
        <style:text-properties fo:color="#b01513" fo:font-family="Wingdings 3" style:font-charset="x-symbol" fo:font-size="80%"/>
      </text:list-level-style-bullet>
      <text:list-level-style-bullet text:level="6" text:bullet-char="">
        <style:list-level-properties text:space-before="2.4375in" text:min-label-width="0.3125in"/>
        <style:text-properties fo:color="#b01513" fo:font-family="Wingdings 3" style:font-charset="x-symbol" fo:font-size="80%"/>
      </text:list-level-style-bullet>
      <text:list-level-style-bullet text:level="7" text:bullet-char="">
        <style:list-level-properties text:space-before="2.9375in" text:min-label-width="0.3125in"/>
        <style:text-properties fo:color="#b01513" fo:font-family="Wingdings 3" style:font-charset="x-symbol" fo:font-size="80%"/>
      </text:list-level-style-bullet>
      <text:list-level-style-bullet text:level="8" text:bullet-char="">
        <style:list-level-properties text:space-before="3.4375in" text:min-label-width="0.3125in"/>
        <style:text-properties fo:color="#b01513" fo:font-family="Wingdings 3" style:font-charset="x-symbol" fo:font-size="80%"/>
      </text:list-level-style-bullet>
      <text:list-level-style-bullet text:level="9" text:bullet-char="">
        <style:list-level-properties text:space-before="3.9375in" text:min-label-width="0.3125in"/>
        <style:text-properties fo:color="#b01513" fo:font-family="Wingdings 3" style:font-charset="x-symbol" fo:font-size="80%"/>
      </text:list-level-style-bullet>
    </text:list-style>
    <text:list-style style:name="a136">
      <text:list-level-style-bullet text:level="1" text:bullet-char="">
        <style:list-level-properties text:space-before="0in" text:min-label-width="0.375in"/>
        <style:text-properties fo:color="#b01513" fo:font-family="Wingdings 3" style:font-charset="x-symbol" fo:font-size="80%"/>
      </text:list-level-style-bullet>
      <text:list-level-style-bullet text:level="2" text:bullet-char="">
        <style:list-level-properties text:space-before="0.4375in" text:min-label-width="0.375in"/>
        <style:text-properties fo:color="#b01513" fo:font-family="Wingdings 3" style:font-charset="x-symbol" fo:font-size="80%"/>
      </text:list-level-style-bullet>
      <text:list-level-style-bullet text:level="3" text:bullet-char="">
        <style:list-level-properties text:space-before="0.875in" text:min-label-width="0.375in"/>
        <style:text-properties fo:color="#b01513" fo:font-family="Wingdings 3" style:font-charset="x-symbol" fo:font-size="80%"/>
      </text:list-level-style-bullet>
      <text:list-level-style-bullet text:level="4" text:bullet-char="">
        <style:list-level-properties text:space-before="1.375in" text:min-label-width="0.375in"/>
        <style:text-properties fo:color="#b01513" fo:font-family="Wingdings 3" style:font-charset="x-symbol" fo:font-size="80%"/>
      </text:list-level-style-bullet>
      <text:list-level-style-bullet text:level="5" text:bullet-char="">
        <style:list-level-properties text:space-before="1.875in" text:min-label-width="0.375in"/>
        <style:text-properties fo:color="#b01513" fo:font-family="Wingdings 3" style:font-charset="x-symbol" fo:font-size="80%"/>
      </text:list-level-style-bullet>
      <text:list-level-style-bullet text:level="6" text:bullet-char="">
        <style:list-level-properties text:space-before="2.375in" text:min-label-width="0.375in"/>
        <style:text-properties fo:color="#b01513" fo:font-family="Wingdings 3" style:font-charset="x-symbol" fo:font-size="80%"/>
      </text:list-level-style-bullet>
      <text:list-level-style-bullet text:level="7" text:bullet-char="">
        <style:list-level-properties text:space-before="2.875in" text:min-label-width="0.375in"/>
        <style:text-properties fo:color="#b01513" fo:font-family="Wingdings 3" style:font-charset="x-symbol" fo:font-size="80%"/>
      </text:list-level-style-bullet>
      <text:list-level-style-bullet text:level="8" text:bullet-char="">
        <style:list-level-properties text:space-before="3.375in" text:min-label-width="0.375in"/>
        <style:text-properties fo:color="#b01513" fo:font-family="Wingdings 3" style:font-charset="x-symbol" fo:font-size="80%"/>
      </text:list-level-style-bullet>
      <text:list-level-style-bullet text:level="9" text:bullet-char="">
        <style:list-level-properties text:space-before="3.875in" text:min-label-width="0.375in"/>
        <style:text-properties fo:color="#b01513" fo:font-family="Wingdings 3" style:font-charset="x-symbol" fo:font-size="8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5">
      <text:list-level-style-bullet text:level="1" text:bullet-char="">
        <style:list-level-properties text:space-before="0in" text:min-label-width="0.375in"/>
        <style:text-properties fo:color="#b01513" fo:font-family="Wingdings 3" style:font-charset="x-symbol" fo:font-size="80%"/>
      </text:list-level-style-bullet>
      <text:list-level-style-bullet text:level="2" text:bullet-char="">
        <style:list-level-properties text:space-before="0.4375in" text:min-label-width="0.375in"/>
        <style:text-properties fo:color="#b01513" fo:font-family="Wingdings 3" style:font-charset="x-symbol" fo:font-size="80%"/>
      </text:list-level-style-bullet>
      <text:list-level-style-bullet text:level="3" text:bullet-char="">
        <style:list-level-properties text:space-before="0.875in" text:min-label-width="0.375in"/>
        <style:text-properties fo:color="#b01513" fo:font-family="Wingdings 3" style:font-charset="x-symbol" fo:font-size="80%"/>
      </text:list-level-style-bullet>
      <text:list-level-style-bullet text:level="4" text:bullet-char="">
        <style:list-level-properties text:space-before="1.375in" text:min-label-width="0.375in"/>
        <style:text-properties fo:color="#b01513" fo:font-family="Wingdings 3" style:font-charset="x-symbol" fo:font-size="80%"/>
      </text:list-level-style-bullet>
      <text:list-level-style-bullet text:level="5" text:bullet-char="">
        <style:list-level-properties text:space-before="1.875in" text:min-label-width="0.375in"/>
        <style:text-properties fo:color="#b01513" fo:font-family="Wingdings 3" style:font-charset="x-symbol" fo:font-size="80%"/>
      </text:list-level-style-bullet>
      <text:list-level-style-bullet text:level="6" text:bullet-char="">
        <style:list-level-properties text:space-before="2.375in" text:min-label-width="0.375in"/>
        <style:text-properties fo:color="#b01513" fo:font-family="Wingdings 3" style:font-charset="x-symbol" fo:font-size="80%"/>
      </text:list-level-style-bullet>
      <text:list-level-style-bullet text:level="7" text:bullet-char="">
        <style:list-level-properties text:space-before="2.875in" text:min-label-width="0.375in"/>
        <style:text-properties fo:color="#b01513" fo:font-family="Wingdings 3" style:font-charset="x-symbol" fo:font-size="80%"/>
      </text:list-level-style-bullet>
      <text:list-level-style-bullet text:level="8" text:bullet-char="">
        <style:list-level-properties text:space-before="3.375in" text:min-label-width="0.375in"/>
        <style:text-properties fo:color="#b01513" fo:font-family="Wingdings 3" style:font-charset="x-symbol" fo:font-size="80%"/>
      </text:list-level-style-bullet>
      <text:list-level-style-bullet text:level="9" text:bullet-char="">
        <style:list-level-properties text:space-before="3.875in" text:min-label-width="0.375in"/>
        <style:text-properties fo:color="#b01513" fo:font-family="Wingdings 3" style:font-charset="x-symbol" fo:font-size="80%"/>
      </text:list-level-style-bullet>
    </text:list-style>
    <text:list-style style:name="a139">
      <text:list-level-style-bullet text:level="1" text:bullet-char="">
        <style:list-level-properties text:space-before="0.0625in" text:min-label-width="0.3125in"/>
        <style:text-properties fo:color="#b01513" fo:font-family="Wingdings 3" style:font-charset="x-symbol" fo:font-size="80%"/>
      </text:list-level-style-bullet>
      <text:list-level-style-bullet text:level="2" text:bullet-char="">
        <style:list-level-properties text:space-before="0.5in" text:min-label-width="0.3125in"/>
        <style:text-properties fo:color="#b01513" fo:font-family="Wingdings 3" style:font-charset="x-symbol" fo:font-size="80%"/>
      </text:list-level-style-bullet>
      <text:list-level-style-bullet text:level="3" text:bullet-char="">
        <style:list-level-properties text:space-before="0.9375in" text:min-label-width="0.3125in"/>
        <style:text-properties fo:color="#b01513" fo:font-family="Wingdings 3" style:font-charset="x-symbol" fo:font-size="80%"/>
      </text:list-level-style-bullet>
      <text:list-level-style-bullet text:level="4" text:bullet-char="">
        <style:list-level-properties text:space-before="1.4375in" text:min-label-width="0.3125in"/>
        <style:text-properties fo:color="#b01513" fo:font-family="Wingdings 3" style:font-charset="x-symbol" fo:font-size="80%"/>
      </text:list-level-style-bullet>
      <text:list-level-style-bullet text:level="5" text:bullet-char="">
        <style:list-level-properties text:space-before="1.9375in" text:min-label-width="0.3125in"/>
        <style:text-properties fo:color="#b01513" fo:font-family="Wingdings 3" style:font-charset="x-symbol" fo:font-size="80%"/>
      </text:list-level-style-bullet>
      <text:list-level-style-bullet text:level="6" text:bullet-char="">
        <style:list-level-properties text:space-before="2.4375in" text:min-label-width="0.3125in"/>
        <style:text-properties fo:color="#b01513" fo:font-family="Wingdings 3" style:font-charset="x-symbol" fo:font-size="80%"/>
      </text:list-level-style-bullet>
      <text:list-level-style-bullet text:level="7" text:bullet-char="">
        <style:list-level-properties text:space-before="2.9375in" text:min-label-width="0.3125in"/>
        <style:text-properties fo:color="#b01513" fo:font-family="Wingdings 3" style:font-charset="x-symbol" fo:font-size="80%"/>
      </text:list-level-style-bullet>
      <text:list-level-style-bullet text:level="8" text:bullet-char="">
        <style:list-level-properties text:space-before="3.4375in" text:min-label-width="0.3125in"/>
        <style:text-properties fo:color="#b01513" fo:font-family="Wingdings 3" style:font-charset="x-symbol" fo:font-size="80%"/>
      </text:list-level-style-bullet>
      <text:list-level-style-bullet text:level="9" text:bullet-char="">
        <style:list-level-properties text:space-before="3.9375in" text:min-label-width="0.3125in"/>
        <style:text-properties fo:color="#b01513" fo:font-family="Wingdings 3" style:font-charset="x-symbol" fo:font-size="80%"/>
      </text:list-level-style-bullet>
    </text:list-style>
    <text:list-style style:name="a78">
      <text:list-level-style-bullet text:level="1" text:bullet-char="">
        <style:list-level-properties text:space-before="0.0625in" text:min-label-width="0.3125in"/>
        <style:text-properties fo:color="#b01513" fo:font-family="Wingdings 3" style:font-charset="x-symbol" fo:font-size="80%"/>
      </text:list-level-style-bullet>
      <text:list-level-style-bullet text:level="2" text:bullet-char="">
        <style:list-level-properties text:space-before="0.5in" text:min-label-width="0.3125in"/>
        <style:text-properties fo:color="#b01513" fo:font-family="Wingdings 3" style:font-charset="x-symbol" fo:font-size="80%"/>
      </text:list-level-style-bullet>
      <text:list-level-style-bullet text:level="3" text:bullet-char="">
        <style:list-level-properties text:space-before="0.9375in" text:min-label-width="0.3125in"/>
        <style:text-properties fo:color="#b01513" fo:font-family="Wingdings 3" style:font-charset="x-symbol" fo:font-size="80%"/>
      </text:list-level-style-bullet>
      <text:list-level-style-bullet text:level="4" text:bullet-char="">
        <style:list-level-properties text:space-before="1.4375in" text:min-label-width="0.3125in"/>
        <style:text-properties fo:color="#b01513" fo:font-family="Wingdings 3" style:font-charset="x-symbol" fo:font-size="80%"/>
      </text:list-level-style-bullet>
      <text:list-level-style-bullet text:level="5" text:bullet-char="">
        <style:list-level-properties text:space-before="1.9375in" text:min-label-width="0.3125in"/>
        <style:text-properties fo:color="#b01513" fo:font-family="Wingdings 3" style:font-charset="x-symbol" fo:font-size="80%"/>
      </text:list-level-style-bullet>
      <text:list-level-style-bullet text:level="6" text:bullet-char="">
        <style:list-level-properties text:space-before="2.4375in" text:min-label-width="0.3125in"/>
        <style:text-properties fo:color="#b01513" fo:font-family="Wingdings 3" style:font-charset="x-symbol" fo:font-size="80%"/>
      </text:list-level-style-bullet>
      <text:list-level-style-bullet text:level="7" text:bullet-char="">
        <style:list-level-properties text:space-before="2.9375in" text:min-label-width="0.3125in"/>
        <style:text-properties fo:color="#b01513" fo:font-family="Wingdings 3" style:font-charset="x-symbol" fo:font-size="80%"/>
      </text:list-level-style-bullet>
      <text:list-level-style-bullet text:level="8" text:bullet-char="">
        <style:list-level-properties text:space-before="3.4375in" text:min-label-width="0.3125in"/>
        <style:text-properties fo:color="#b01513" fo:font-family="Wingdings 3" style:font-charset="x-symbol" fo:font-size="80%"/>
      </text:list-level-style-bullet>
      <text:list-level-style-bullet text:level="9" text:bullet-char="">
        <style:list-level-properties text:space-before="3.9375in" text:min-label-width="0.3125in"/>
        <style:text-properties fo:color="#b01513" fo:font-family="Wingdings 3" style:font-charset="x-symbol" fo:font-size="8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595">
      <text:list-level-style-bullet text:level="1" text:bullet-char="">
        <style:list-level-properties text:space-before="0in" text:min-label-width="0.375in"/>
        <style:text-properties fo:color="#b01513" fo:font-family="Wingdings 3" style:font-charset="x-symbol" fo:font-size="80%"/>
      </text:list-level-style-bullet>
      <text:list-level-style-bullet text:level="2" text:bullet-char="">
        <style:list-level-properties text:space-before="0.4375in" text:min-label-width="0.375in"/>
        <style:text-properties fo:color="#b01513" fo:font-family="Wingdings 3" style:font-charset="x-symbol" fo:font-size="80%"/>
      </text:list-level-style-bullet>
      <text:list-level-style-bullet text:level="3" text:bullet-char="">
        <style:list-level-properties text:space-before="0.875in" text:min-label-width="0.375in"/>
        <style:text-properties fo:color="#b01513" fo:font-family="Wingdings 3" style:font-charset="x-symbol" fo:font-size="80%"/>
      </text:list-level-style-bullet>
      <text:list-level-style-bullet text:level="4" text:bullet-char="">
        <style:list-level-properties text:space-before="1.375in" text:min-label-width="0.375in"/>
        <style:text-properties fo:color="#b01513" fo:font-family="Wingdings 3" style:font-charset="x-symbol" fo:font-size="80%"/>
      </text:list-level-style-bullet>
      <text:list-level-style-bullet text:level="5" text:bullet-char="">
        <style:list-level-properties text:space-before="1.875in" text:min-label-width="0.375in"/>
        <style:text-properties fo:color="#b01513" fo:font-family="Wingdings 3" style:font-charset="x-symbol" fo:font-size="80%"/>
      </text:list-level-style-bullet>
      <text:list-level-style-bullet text:level="6" text:bullet-char="">
        <style:list-level-properties text:space-before="2.375in" text:min-label-width="0.375in"/>
        <style:text-properties fo:color="#b01513" fo:font-family="Wingdings 3" style:font-charset="x-symbol" fo:font-size="80%"/>
      </text:list-level-style-bullet>
      <text:list-level-style-bullet text:level="7" text:bullet-char="">
        <style:list-level-properties text:space-before="2.875in" text:min-label-width="0.375in"/>
        <style:text-properties fo:color="#b01513" fo:font-family="Wingdings 3" style:font-charset="x-symbol" fo:font-size="80%"/>
      </text:list-level-style-bullet>
      <text:list-level-style-bullet text:level="8" text:bullet-char="">
        <style:list-level-properties text:space-before="3.375in" text:min-label-width="0.375in"/>
        <style:text-properties fo:color="#b01513" fo:font-family="Wingdings 3" style:font-charset="x-symbol" fo:font-size="80%"/>
      </text:list-level-style-bullet>
      <text:list-level-style-bullet text:level="9" text:bullet-char="">
        <style:list-level-properties text:space-before="3.875in" text:min-label-width="0.375in"/>
        <style:text-properties fo:color="#b01513" fo:font-family="Wingdings 3" style:font-charset="x-symbol" fo:font-size="80%"/>
      </text:list-level-style-bullet>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274">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598">
      <text:list-level-style-bullet text:level="1" text:bullet-char="">
        <style:list-level-properties text:space-before="0.0625in" text:min-label-width="0.3125in"/>
        <style:text-properties fo:color="#b01513" fo:font-family="Wingdings 3" style:font-charset="x-symbol" fo:font-size="80%"/>
      </text:list-level-style-bullet>
      <text:list-level-style-bullet text:level="2" text:bullet-char="">
        <style:list-level-properties text:space-before="0.5in" text:min-label-width="0.3125in"/>
        <style:text-properties fo:color="#b01513" fo:font-family="Wingdings 3" style:font-charset="x-symbol" fo:font-size="80%"/>
      </text:list-level-style-bullet>
      <text:list-level-style-bullet text:level="3" text:bullet-char="">
        <style:list-level-properties text:space-before="0.9375in" text:min-label-width="0.3125in"/>
        <style:text-properties fo:color="#b01513" fo:font-family="Wingdings 3" style:font-charset="x-symbol" fo:font-size="80%"/>
      </text:list-level-style-bullet>
      <text:list-level-style-bullet text:level="4" text:bullet-char="">
        <style:list-level-properties text:space-before="1.4375in" text:min-label-width="0.3125in"/>
        <style:text-properties fo:color="#b01513" fo:font-family="Wingdings 3" style:font-charset="x-symbol" fo:font-size="80%"/>
      </text:list-level-style-bullet>
      <text:list-level-style-bullet text:level="5" text:bullet-char="">
        <style:list-level-properties text:space-before="1.9375in" text:min-label-width="0.3125in"/>
        <style:text-properties fo:color="#b01513" fo:font-family="Wingdings 3" style:font-charset="x-symbol" fo:font-size="80%"/>
      </text:list-level-style-bullet>
      <text:list-level-style-bullet text:level="6" text:bullet-char="">
        <style:list-level-properties text:space-before="2.4375in" text:min-label-width="0.3125in"/>
        <style:text-properties fo:color="#b01513" fo:font-family="Wingdings 3" style:font-charset="x-symbol" fo:font-size="80%"/>
      </text:list-level-style-bullet>
      <text:list-level-style-bullet text:level="7" text:bullet-char="">
        <style:list-level-properties text:space-before="2.9375in" text:min-label-width="0.3125in"/>
        <style:text-properties fo:color="#b01513" fo:font-family="Wingdings 3" style:font-charset="x-symbol" fo:font-size="80%"/>
      </text:list-level-style-bullet>
      <text:list-level-style-bullet text:level="8" text:bullet-char="">
        <style:list-level-properties text:space-before="3.4375in" text:min-label-width="0.3125in"/>
        <style:text-properties fo:color="#b01513" fo:font-family="Wingdings 3" style:font-charset="x-symbol" fo:font-size="80%"/>
      </text:list-level-style-bullet>
      <text:list-level-style-bullet text:level="9" text:bullet-char="">
        <style:list-level-properties text:space-before="3.9375in" text:min-label-width="0.3125in"/>
        <style:text-properties fo:color="#b01513" fo:font-family="Wingdings 3" style:font-charset="x-symbol" fo:font-size="80%"/>
      </text:list-level-style-bullet>
    </text:list-style>
    <text:list-style style:name="a574">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12">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577">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18">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186">
      <text:list-level-style-bullet text:level="1" text:bullet-char="">
        <style:list-level-properties text:space-before="0in" text:min-label-width="0.375in"/>
        <style:text-properties fo:color="#b01513" fo:font-family="Wingdings 3" style:font-charset="x-symbol" fo:font-size="80%"/>
      </text:list-level-style-bullet>
      <text:list-level-style-bullet text:level="2" text:bullet-char="">
        <style:list-level-properties text:space-before="0.4375in" text:min-label-width="0.375in"/>
        <style:text-properties fo:color="#b01513" fo:font-family="Wingdings 3" style:font-charset="x-symbol" fo:font-size="80%"/>
      </text:list-level-style-bullet>
      <text:list-level-style-bullet text:level="3" text:bullet-char="">
        <style:list-level-properties text:space-before="0.875in" text:min-label-width="0.375in"/>
        <style:text-properties fo:color="#b01513" fo:font-family="Wingdings 3" style:font-charset="x-symbol" fo:font-size="80%"/>
      </text:list-level-style-bullet>
      <text:list-level-style-bullet text:level="4" text:bullet-char="">
        <style:list-level-properties text:space-before="1.375in" text:min-label-width="0.375in"/>
        <style:text-properties fo:color="#b01513" fo:font-family="Wingdings 3" style:font-charset="x-symbol" fo:font-size="80%"/>
      </text:list-level-style-bullet>
      <text:list-level-style-bullet text:level="5" text:bullet-char="">
        <style:list-level-properties text:space-before="1.875in" text:min-label-width="0.375in"/>
        <style:text-properties fo:color="#b01513" fo:font-family="Wingdings 3" style:font-charset="x-symbol" fo:font-size="80%"/>
      </text:list-level-style-bullet>
      <text:list-level-style-bullet text:level="6" text:bullet-char="">
        <style:list-level-properties text:space-before="2.375in" text:min-label-width="0.375in"/>
        <style:text-properties fo:color="#b01513" fo:font-family="Wingdings 3" style:font-charset="x-symbol" fo:font-size="80%"/>
      </text:list-level-style-bullet>
      <text:list-level-style-bullet text:level="7" text:bullet-char="">
        <style:list-level-properties text:space-before="2.875in" text:min-label-width="0.375in"/>
        <style:text-properties fo:color="#b01513" fo:font-family="Wingdings 3" style:font-charset="x-symbol" fo:font-size="80%"/>
      </text:list-level-style-bullet>
      <text:list-level-style-bullet text:level="8" text:bullet-char="">
        <style:list-level-properties text:space-before="3.375in" text:min-label-width="0.375in"/>
        <style:text-properties fo:color="#b01513" fo:font-family="Wingdings 3" style:font-charset="x-symbol" fo:font-size="80%"/>
      </text:list-level-style-bullet>
      <text:list-level-style-bullet text:level="9" text:bullet-char="">
        <style:list-level-properties text:space-before="3.875in" text:min-label-width="0.375in"/>
        <style:text-properties fo:color="#b01513" fo:font-family="Wingdings 3" style:font-charset="x-symbol" fo:font-size="8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212">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189">
      <text:list-level-style-bullet text:level="1" text:bullet-char="">
        <style:list-level-properties text:space-before="0.0625in" text:min-label-width="0.3125in"/>
        <style:text-properties fo:color="#b01513" fo:font-family="Wingdings 3" style:font-charset="x-symbol" fo:font-size="80%"/>
      </text:list-level-style-bullet>
      <text:list-level-style-bullet text:level="2" text:bullet-char="">
        <style:list-level-properties text:space-before="0.5in" text:min-label-width="0.3125in"/>
        <style:text-properties fo:color="#b01513" fo:font-family="Wingdings 3" style:font-charset="x-symbol" fo:font-size="80%"/>
      </text:list-level-style-bullet>
      <text:list-level-style-bullet text:level="3" text:bullet-char="">
        <style:list-level-properties text:space-before="0.9375in" text:min-label-width="0.3125in"/>
        <style:text-properties fo:color="#b01513" fo:font-family="Wingdings 3" style:font-charset="x-symbol" fo:font-size="80%"/>
      </text:list-level-style-bullet>
      <text:list-level-style-bullet text:level="4" text:bullet-char="">
        <style:list-level-properties text:space-before="1.4375in" text:min-label-width="0.3125in"/>
        <style:text-properties fo:color="#b01513" fo:font-family="Wingdings 3" style:font-charset="x-symbol" fo:font-size="80%"/>
      </text:list-level-style-bullet>
      <text:list-level-style-bullet text:level="5" text:bullet-char="">
        <style:list-level-properties text:space-before="1.9375in" text:min-label-width="0.3125in"/>
        <style:text-properties fo:color="#b01513" fo:font-family="Wingdings 3" style:font-charset="x-symbol" fo:font-size="80%"/>
      </text:list-level-style-bullet>
      <text:list-level-style-bullet text:level="6" text:bullet-char="">
        <style:list-level-properties text:space-before="2.4375in" text:min-label-width="0.3125in"/>
        <style:text-properties fo:color="#b01513" fo:font-family="Wingdings 3" style:font-charset="x-symbol" fo:font-size="80%"/>
      </text:list-level-style-bullet>
      <text:list-level-style-bullet text:level="7" text:bullet-char="">
        <style:list-level-properties text:space-before="2.9375in" text:min-label-width="0.3125in"/>
        <style:text-properties fo:color="#b01513" fo:font-family="Wingdings 3" style:font-charset="x-symbol" fo:font-size="80%"/>
      </text:list-level-style-bullet>
      <text:list-level-style-bullet text:level="8" text:bullet-char="">
        <style:list-level-properties text:space-before="3.4375in" text:min-label-width="0.3125in"/>
        <style:text-properties fo:color="#b01513" fo:font-family="Wingdings 3" style:font-charset="x-symbol" fo:font-size="80%"/>
      </text:list-level-style-bullet>
      <text:list-level-style-bullet text:level="9" text:bullet-char="">
        <style:list-level-properties text:space-before="3.9375in" text:min-label-width="0.3125in"/>
        <style:text-properties fo:color="#b01513" fo:font-family="Wingdings 3" style:font-charset="x-symbol" fo:font-size="8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142">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145">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81">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84">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375in"/>
        <style:text-properties fo:color="#b01513" fo:font-family="Wingdings 3" style:font-charset="x-symbol" fo:font-size="80%"/>
      </text:list-level-style-bullet>
      <text:list-level-style-bullet text:level="2" text:bullet-char="">
        <style:list-level-properties text:space-before="0.4375in" text:min-label-width="0.375in"/>
        <style:text-properties fo:color="#b01513" fo:font-family="Wingdings 3" style:font-charset="x-symbol" fo:font-size="80%"/>
      </text:list-level-style-bullet>
      <text:list-level-style-bullet text:level="3" text:bullet-char="">
        <style:list-level-properties text:space-before="0.875in" text:min-label-width="0.375in"/>
        <style:text-properties fo:color="#b01513" fo:font-family="Wingdings 3" style:font-charset="x-symbol" fo:font-size="80%"/>
      </text:list-level-style-bullet>
      <text:list-level-style-bullet text:level="4" text:bullet-char="">
        <style:list-level-properties text:space-before="1.375in" text:min-label-width="0.375in"/>
        <style:text-properties fo:color="#b01513" fo:font-family="Wingdings 3" style:font-charset="x-symbol" fo:font-size="80%"/>
      </text:list-level-style-bullet>
      <text:list-level-style-bullet text:level="5" text:bullet-char="">
        <style:list-level-properties text:space-before="1.875in" text:min-label-width="0.375in"/>
        <style:text-properties fo:color="#b01513" fo:font-family="Wingdings 3" style:font-charset="x-symbol" fo:font-size="80%"/>
      </text:list-level-style-bullet>
      <text:list-level-style-bullet text:level="6" text:bullet-char="">
        <style:list-level-properties text:space-before="2.375in" text:min-label-width="0.375in"/>
        <style:text-properties fo:color="#b01513" fo:font-family="Wingdings 3" style:font-charset="x-symbol" fo:font-size="80%"/>
      </text:list-level-style-bullet>
      <text:list-level-style-bullet text:level="7" text:bullet-char="">
        <style:list-level-properties text:space-before="2.875in" text:min-label-width="0.375in"/>
        <style:text-properties fo:color="#b01513" fo:font-family="Wingdings 3" style:font-charset="x-symbol" fo:font-size="80%"/>
      </text:list-level-style-bullet>
      <text:list-level-style-bullet text:level="8" text:bullet-char="">
        <style:list-level-properties text:space-before="3.375in" text:min-label-width="0.375in"/>
        <style:text-properties fo:color="#b01513" fo:font-family="Wingdings 3" style:font-charset="x-symbol" fo:font-size="80%"/>
      </text:list-level-style-bullet>
      <text:list-level-style-bullet text:level="9" text:bullet-char="">
        <style:list-level-properties text:space-before="3.875in" text:min-label-width="0.375in"/>
        <style:text-properties fo:color="#b01513" fo:font-family="Wingdings 3" style:font-charset="x-symbol" fo:font-size="8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0625in" text:min-label-width="0.3125in"/>
        <style:text-properties fo:color="#b01513" fo:font-family="Wingdings 3" style:font-charset="x-symbol" fo:font-size="80%"/>
      </text:list-level-style-bullet>
      <text:list-level-style-bullet text:level="2" text:bullet-char="">
        <style:list-level-properties text:space-before="0.5in" text:min-label-width="0.3125in"/>
        <style:text-properties fo:color="#b01513" fo:font-family="Wingdings 3" style:font-charset="x-symbol" fo:font-size="80%"/>
      </text:list-level-style-bullet>
      <text:list-level-style-bullet text:level="3" text:bullet-char="">
        <style:list-level-properties text:space-before="0.9375in" text:min-label-width="0.3125in"/>
        <style:text-properties fo:color="#b01513" fo:font-family="Wingdings 3" style:font-charset="x-symbol" fo:font-size="80%"/>
      </text:list-level-style-bullet>
      <text:list-level-style-bullet text:level="4" text:bullet-char="">
        <style:list-level-properties text:space-before="1.4375in" text:min-label-width="0.3125in"/>
        <style:text-properties fo:color="#b01513" fo:font-family="Wingdings 3" style:font-charset="x-symbol" fo:font-size="80%"/>
      </text:list-level-style-bullet>
      <text:list-level-style-bullet text:level="5" text:bullet-char="">
        <style:list-level-properties text:space-before="1.9375in" text:min-label-width="0.3125in"/>
        <style:text-properties fo:color="#b01513" fo:font-family="Wingdings 3" style:font-charset="x-symbol" fo:font-size="80%"/>
      </text:list-level-style-bullet>
      <text:list-level-style-bullet text:level="6" text:bullet-char="">
        <style:list-level-properties text:space-before="2.4375in" text:min-label-width="0.3125in"/>
        <style:text-properties fo:color="#b01513" fo:font-family="Wingdings 3" style:font-charset="x-symbol" fo:font-size="80%"/>
      </text:list-level-style-bullet>
      <text:list-level-style-bullet text:level="7" text:bullet-char="">
        <style:list-level-properties text:space-before="2.9375in" text:min-label-width="0.3125in"/>
        <style:text-properties fo:color="#b01513" fo:font-family="Wingdings 3" style:font-charset="x-symbol" fo:font-size="80%"/>
      </text:list-level-style-bullet>
      <text:list-level-style-bullet text:level="8" text:bullet-char="">
        <style:list-level-properties text:space-before="3.4375in" text:min-label-width="0.3125in"/>
        <style:text-properties fo:color="#b01513" fo:font-family="Wingdings 3" style:font-charset="x-symbol" fo:font-size="80%"/>
      </text:list-level-style-bullet>
      <text:list-level-style-bullet text:level="9" text:bullet-char="">
        <style:list-level-properties text:space-before="3.9375in" text:min-label-width="0.3125in"/>
        <style:text-properties fo:color="#b01513" fo:font-family="Wingdings 3" style:font-charset="x-symbol" fo:font-size="80%"/>
      </text:list-level-style-bullet>
    </text:list-style>
    <text:list-style style:name="a192">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565">
      <text:list-level-style-bullet text:level="1" text:bullet-char="">
        <style:list-level-properties text:space-before="0in" text:min-label-width="0.375in"/>
        <style:text-properties fo:color="#b01513" fo:font-family="Wingdings 3" style:font-charset="x-symbol" fo:font-size="80%"/>
      </text:list-level-style-bullet>
      <text:list-level-style-bullet text:level="2" text:bullet-char="">
        <style:list-level-properties text:space-before="0.4375in" text:min-label-width="0.375in"/>
        <style:text-properties fo:color="#b01513" fo:font-family="Wingdings 3" style:font-charset="x-symbol" fo:font-size="80%"/>
      </text:list-level-style-bullet>
      <text:list-level-style-bullet text:level="3" text:bullet-char="">
        <style:list-level-properties text:space-before="0.875in" text:min-label-width="0.375in"/>
        <style:text-properties fo:color="#b01513" fo:font-family="Wingdings 3" style:font-charset="x-symbol" fo:font-size="80%"/>
      </text:list-level-style-bullet>
      <text:list-level-style-bullet text:level="4" text:bullet-char="">
        <style:list-level-properties text:space-before="1.375in" text:min-label-width="0.375in"/>
        <style:text-properties fo:color="#b01513" fo:font-family="Wingdings 3" style:font-charset="x-symbol" fo:font-size="80%"/>
      </text:list-level-style-bullet>
      <text:list-level-style-bullet text:level="5" text:bullet-char="">
        <style:list-level-properties text:space-before="1.875in" text:min-label-width="0.375in"/>
        <style:text-properties fo:color="#b01513" fo:font-family="Wingdings 3" style:font-charset="x-symbol" fo:font-size="80%"/>
      </text:list-level-style-bullet>
      <text:list-level-style-bullet text:level="6" text:bullet-char="">
        <style:list-level-properties text:space-before="2.375in" text:min-label-width="0.375in"/>
        <style:text-properties fo:color="#b01513" fo:font-family="Wingdings 3" style:font-charset="x-symbol" fo:font-size="80%"/>
      </text:list-level-style-bullet>
      <text:list-level-style-bullet text:level="7" text:bullet-char="">
        <style:list-level-properties text:space-before="2.875in" text:min-label-width="0.375in"/>
        <style:text-properties fo:color="#b01513" fo:font-family="Wingdings 3" style:font-charset="x-symbol" fo:font-size="80%"/>
      </text:list-level-style-bullet>
      <text:list-level-style-bullet text:level="8" text:bullet-char="">
        <style:list-level-properties text:space-before="3.375in" text:min-label-width="0.375in"/>
        <style:text-properties fo:color="#b01513" fo:font-family="Wingdings 3" style:font-charset="x-symbol" fo:font-size="80%"/>
      </text:list-level-style-bullet>
      <text:list-level-style-bullet text:level="9" text:bullet-char="">
        <style:list-level-properties text:space-before="3.875in" text:min-label-width="0.375in"/>
        <style:text-properties fo:color="#b01513" fo:font-family="Wingdings 3" style:font-charset="x-symbol" fo:font-size="80%"/>
      </text:list-level-style-bullet>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195">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568">
      <text:list-level-style-bullet text:level="1" text:bullet-char="">
        <style:list-level-properties text:space-before="0.0625in" text:min-label-width="0.3125in"/>
        <style:text-properties fo:color="#b01513" fo:font-family="Wingdings 3" style:font-charset="x-symbol" fo:font-size="80%"/>
      </text:list-level-style-bullet>
      <text:list-level-style-bullet text:level="2" text:bullet-char="">
        <style:list-level-properties text:space-before="0.5in" text:min-label-width="0.3125in"/>
        <style:text-properties fo:color="#b01513" fo:font-family="Wingdings 3" style:font-charset="x-symbol" fo:font-size="80%"/>
      </text:list-level-style-bullet>
      <text:list-level-style-bullet text:level="3" text:bullet-char="">
        <style:list-level-properties text:space-before="0.9375in" text:min-label-width="0.3125in"/>
        <style:text-properties fo:color="#b01513" fo:font-family="Wingdings 3" style:font-charset="x-symbol" fo:font-size="80%"/>
      </text:list-level-style-bullet>
      <text:list-level-style-bullet text:level="4" text:bullet-char="">
        <style:list-level-properties text:space-before="1.4375in" text:min-label-width="0.3125in"/>
        <style:text-properties fo:color="#b01513" fo:font-family="Wingdings 3" style:font-charset="x-symbol" fo:font-size="80%"/>
      </text:list-level-style-bullet>
      <text:list-level-style-bullet text:level="5" text:bullet-char="">
        <style:list-level-properties text:space-before="1.9375in" text:min-label-width="0.3125in"/>
        <style:text-properties fo:color="#b01513" fo:font-family="Wingdings 3" style:font-charset="x-symbol" fo:font-size="80%"/>
      </text:list-level-style-bullet>
      <text:list-level-style-bullet text:level="6" text:bullet-char="">
        <style:list-level-properties text:space-before="2.4375in" text:min-label-width="0.3125in"/>
        <style:text-properties fo:color="#b01513" fo:font-family="Wingdings 3" style:font-charset="x-symbol" fo:font-size="80%"/>
      </text:list-level-style-bullet>
      <text:list-level-style-bullet text:level="7" text:bullet-char="">
        <style:list-level-properties text:space-before="2.9375in" text:min-label-width="0.3125in"/>
        <style:text-properties fo:color="#b01513" fo:font-family="Wingdings 3" style:font-charset="x-symbol" fo:font-size="80%"/>
      </text:list-level-style-bullet>
      <text:list-level-style-bullet text:level="8" text:bullet-char="">
        <style:list-level-properties text:space-before="3.4375in" text:min-label-width="0.3125in"/>
        <style:text-properties fo:color="#b01513" fo:font-family="Wingdings 3" style:font-charset="x-symbol" fo:font-size="80%"/>
      </text:list-level-style-bullet>
      <text:list-level-style-bullet text:level="9" text:bullet-char="">
        <style:list-level-properties text:space-before="3.9375in" text:min-label-width="0.3125in"/>
        <style:text-properties fo:color="#b01513" fo:font-family="Wingdings 3" style:font-charset="x-symbol" fo:font-size="80%"/>
      </text:list-level-style-bullet>
    </text:list-style>
    <text:list-style style:name="a6">
      <text:list-level-style-bullet text:level="1" text:bullet-char="">
        <style:list-level-properties text:space-before="0in" text:min-label-width="0.375in"/>
        <style:text-properties fo:color="#b01513" fo:font-family="Wingdings 3" style:font-charset="x-symbol" fo:font-size="80%"/>
      </text:list-level-style-bullet>
      <text:list-level-style-bullet text:level="2" text:bullet-char="">
        <style:list-level-properties text:space-before="0.4375in" text:min-label-width="0.375in"/>
        <style:text-properties fo:color="#b01513" fo:font-family="Wingdings 3" style:font-charset="x-symbol" fo:font-size="80%"/>
      </text:list-level-style-bullet>
      <text:list-level-style-bullet text:level="3" text:bullet-char="">
        <style:list-level-properties text:space-before="0.875in" text:min-label-width="0.375in"/>
        <style:text-properties fo:color="#b01513" fo:font-family="Wingdings 3" style:font-charset="x-symbol" fo:font-size="80%"/>
      </text:list-level-style-bullet>
      <text:list-level-style-bullet text:level="4" text:bullet-char="">
        <style:list-level-properties text:space-before="1.375in" text:min-label-width="0.375in"/>
        <style:text-properties fo:color="#b01513" fo:font-family="Wingdings 3" style:font-charset="x-symbol" fo:font-size="80%"/>
      </text:list-level-style-bullet>
      <text:list-level-style-bullet text:level="5" text:bullet-char="">
        <style:list-level-properties text:space-before="1.875in" text:min-label-width="0.375in"/>
        <style:text-properties fo:color="#b01513" fo:font-family="Wingdings 3" style:font-charset="x-symbol" fo:font-size="80%"/>
      </text:list-level-style-bullet>
      <text:list-level-style-bullet text:level="6" text:bullet-char="">
        <style:list-level-properties text:space-before="2.375in" text:min-label-width="0.375in"/>
        <style:text-properties fo:color="#b01513" fo:font-family="Wingdings 3" style:font-charset="x-symbol" fo:font-size="80%"/>
      </text:list-level-style-bullet>
      <text:list-level-style-bullet text:level="7" text:bullet-char="">
        <style:list-level-properties text:space-before="2.875in" text:min-label-width="0.375in"/>
        <style:text-properties fo:color="#b01513" fo:font-family="Wingdings 3" style:font-charset="x-symbol" fo:font-size="80%"/>
      </text:list-level-style-bullet>
      <text:list-level-style-bullet text:level="8" text:bullet-char="">
        <style:list-level-properties text:space-before="3.375in" text:min-label-width="0.375in"/>
        <style:text-properties fo:color="#b01513" fo:font-family="Wingdings 3" style:font-charset="x-symbol" fo:font-size="80%"/>
      </text:list-level-style-bullet>
      <text:list-level-style-bullet text:level="9" text:bullet-char="">
        <style:list-level-properties text:space-before="3.875in" text:min-label-width="0.375in"/>
        <style:text-properties fo:color="#b01513" fo:font-family="Wingdings 3" style:font-charset="x-symbol" fo:font-size="80%"/>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bullet text:level="1" text:bullet-char="">
        <style:list-level-properties text:space-before="0.125in" text:min-label-width="0.25in"/>
        <style:text-properties fo:color="#b01513" fo:font-family="Wingdings 3" style:font-charset="x-symbol" fo:font-size="80%"/>
      </text:list-level-style-bullet>
      <text:list-level-style-bullet text:level="2" text:bullet-char="">
        <style:list-level-properties text:space-before="0.5625in" text:min-label-width="0.25in"/>
        <style:text-properties fo:color="#b01513" fo:font-family="Wingdings 3" style:font-charset="x-symbol" fo:font-size="80%"/>
      </text:list-level-style-bullet>
      <text:list-level-style-bullet text:level="3" text:bullet-char="">
        <style:list-level-properties text:space-before="1in" text:min-label-width="0.25in"/>
        <style:text-properties fo:color="#b01513" fo:font-family="Wingdings 3" style:font-charset="x-symbol" fo:font-size="80%"/>
      </text:list-level-style-bullet>
      <text:list-level-style-bullet text:level="4" text:bullet-char="">
        <style:list-level-properties text:space-before="1.5in" text:min-label-width="0.25in"/>
        <style:text-properties fo:color="#b01513" fo:font-family="Wingdings 3" style:font-charset="x-symbol" fo:font-size="80%"/>
      </text:list-level-style-bullet>
      <text:list-level-style-bullet text:level="5" text:bullet-char="">
        <style:list-level-properties text:space-before="2in" text:min-label-width="0.25in"/>
        <style:text-properties fo:color="#b01513" fo:font-family="Wingdings 3" style:font-charset="x-symbol" fo:font-size="80%"/>
      </text:list-level-style-bullet>
      <text:list-level-style-bullet text:level="6" text:bullet-char="">
        <style:list-level-properties text:space-before="2.5in" text:min-label-width="0.25in"/>
        <style:text-properties fo:color="#b01513" fo:font-family="Wingdings 3" style:font-charset="x-symbol" fo:font-size="80%"/>
      </text:list-level-style-bullet>
      <text:list-level-style-bullet text:level="7" text:bullet-char="">
        <style:list-level-properties text:space-before="3in" text:min-label-width="0.25in"/>
        <style:text-properties fo:color="#b01513" fo:font-family="Wingdings 3" style:font-charset="x-symbol" fo:font-size="80%"/>
      </text:list-level-style-bullet>
      <text:list-level-style-bullet text:level="8" text:bullet-char="">
        <style:list-level-properties text:space-before="3.5in" text:min-label-width="0.25in"/>
        <style:text-properties fo:color="#b01513" fo:font-family="Wingdings 3" style:font-charset="x-symbol" fo:font-size="80%"/>
      </text:list-level-style-bullet>
      <text:list-level-style-bullet text:level="9" text:bullet-char="">
        <style:list-level-properties text:space-before="4in" text:min-label-width="0.25in"/>
        <style:text-properties fo:color="#b01513" fo:font-family="Wingdings 3" style:font-charset="x-symbol" fo:font-size="80%"/>
      </text:list-level-style-bullet>
    </text:list-style>
    <text:list-style style:name="a9">
      <text:list-level-style-bullet text:level="1" text:bullet-char="">
        <style:list-level-properties text:space-before="0.0625in" text:min-label-width="0.3125in"/>
        <style:text-properties fo:color="#b01513" fo:font-family="Wingdings 3" style:font-charset="x-symbol" fo:font-size="80%"/>
      </text:list-level-style-bullet>
      <text:list-level-style-bullet text:level="2" text:bullet-char="">
        <style:list-level-properties text:space-before="0.5in" text:min-label-width="0.3125in"/>
        <style:text-properties fo:color="#b01513" fo:font-family="Wingdings 3" style:font-charset="x-symbol" fo:font-size="80%"/>
      </text:list-level-style-bullet>
      <text:list-level-style-bullet text:level="3" text:bullet-char="">
        <style:list-level-properties text:space-before="0.9375in" text:min-label-width="0.3125in"/>
        <style:text-properties fo:color="#b01513" fo:font-family="Wingdings 3" style:font-charset="x-symbol" fo:font-size="80%"/>
      </text:list-level-style-bullet>
      <text:list-level-style-bullet text:level="4" text:bullet-char="">
        <style:list-level-properties text:space-before="1.4375in" text:min-label-width="0.3125in"/>
        <style:text-properties fo:color="#b01513" fo:font-family="Wingdings 3" style:font-charset="x-symbol" fo:font-size="80%"/>
      </text:list-level-style-bullet>
      <text:list-level-style-bullet text:level="5" text:bullet-char="">
        <style:list-level-properties text:space-before="1.9375in" text:min-label-width="0.3125in"/>
        <style:text-properties fo:color="#b01513" fo:font-family="Wingdings 3" style:font-charset="x-symbol" fo:font-size="80%"/>
      </text:list-level-style-bullet>
      <text:list-level-style-bullet text:level="6" text:bullet-char="">
        <style:list-level-properties text:space-before="2.4375in" text:min-label-width="0.3125in"/>
        <style:text-properties fo:color="#b01513" fo:font-family="Wingdings 3" style:font-charset="x-symbol" fo:font-size="80%"/>
      </text:list-level-style-bullet>
      <text:list-level-style-bullet text:level="7" text:bullet-char="">
        <style:list-level-properties text:space-before="2.9375in" text:min-label-width="0.3125in"/>
        <style:text-properties fo:color="#b01513" fo:font-family="Wingdings 3" style:font-charset="x-symbol" fo:font-size="80%"/>
      </text:list-level-style-bullet>
      <text:list-level-style-bullet text:level="8" text:bullet-char="">
        <style:list-level-properties text:space-before="3.4375in" text:min-label-width="0.3125in"/>
        <style:text-properties fo:color="#b01513" fo:font-family="Wingdings 3" style:font-charset="x-symbol" fo:font-size="80%"/>
      </text:list-level-style-bullet>
      <text:list-level-style-bullet text:level="9" text:bullet-char="">
        <style:list-level-properties text:space-before="3.9375in" text:min-label-width="0.3125in"/>
        <style:text-properties fo:color="#b01513" fo:font-family="Wingdings 3" style:font-charset="x-symbol" fo:font-size="80%"/>
      </text:list-level-style-bullet>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375in"/>
        <style:text-properties fo:color="#b01513" fo:font-family="Wingdings 3" style:font-charset="x-symbol" fo:font-size="80%"/>
      </text:list-level-style-bullet>
      <text:list-level-style-bullet text:level="2" text:bullet-char="">
        <style:list-level-properties text:space-before="0.4375in" text:min-label-width="0.375in"/>
        <style:text-properties fo:color="#b01513" fo:font-family="Wingdings 3" style:font-charset="x-symbol" fo:font-size="80%"/>
      </text:list-level-style-bullet>
      <text:list-level-style-bullet text:level="3" text:bullet-char="">
        <style:list-level-properties text:space-before="0.875in" text:min-label-width="0.375in"/>
        <style:text-properties fo:color="#b01513" fo:font-family="Wingdings 3" style:font-charset="x-symbol" fo:font-size="80%"/>
      </text:list-level-style-bullet>
      <text:list-level-style-bullet text:level="4" text:bullet-char="">
        <style:list-level-properties text:space-before="1.375in" text:min-label-width="0.375in"/>
        <style:text-properties fo:color="#b01513" fo:font-family="Wingdings 3" style:font-charset="x-symbol" fo:font-size="80%"/>
      </text:list-level-style-bullet>
      <text:list-level-style-bullet text:level="5" text:bullet-char="">
        <style:list-level-properties text:space-before="1.875in" text:min-label-width="0.375in"/>
        <style:text-properties fo:color="#b01513" fo:font-family="Wingdings 3" style:font-charset="x-symbol" fo:font-size="80%"/>
      </text:list-level-style-bullet>
      <text:list-level-style-bullet text:level="6" text:bullet-char="">
        <style:list-level-properties text:space-before="2.375in" text:min-label-width="0.375in"/>
        <style:text-properties fo:color="#b01513" fo:font-family="Wingdings 3" style:font-charset="x-symbol" fo:font-size="80%"/>
      </text:list-level-style-bullet>
      <text:list-level-style-bullet text:level="7" text:bullet-char="">
        <style:list-level-properties text:space-before="2.875in" text:min-label-width="0.375in"/>
        <style:text-properties fo:color="#b01513" fo:font-family="Wingdings 3" style:font-charset="x-symbol" fo:font-size="80%"/>
      </text:list-level-style-bullet>
      <text:list-level-style-bullet text:level="8" text:bullet-char="">
        <style:list-level-properties text:space-before="3.375in" text:min-label-width="0.375in"/>
        <style:text-properties fo:color="#b01513" fo:font-family="Wingdings 3" style:font-charset="x-symbol" fo:font-size="80%"/>
      </text:list-level-style-bullet>
      <text:list-level-style-bullet text:level="9" text:bullet-char="">
        <style:list-level-properties text:space-before="3.875in" text:min-label-width="0.375in"/>
        <style:text-properties fo:color="#b01513" fo:font-family="Wingdings 3" style:font-charset="x-symbol" fo:font-size="80%"/>
      </text:list-level-style-bullet>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0625in" text:min-label-width="0.3125in"/>
        <style:text-properties fo:color="#b01513" fo:font-family="Wingdings 3" style:font-charset="x-symbol" fo:font-size="80%"/>
      </text:list-level-style-bullet>
      <text:list-level-style-bullet text:level="2" text:bullet-char="">
        <style:list-level-properties text:space-before="0.5in" text:min-label-width="0.3125in"/>
        <style:text-properties fo:color="#b01513" fo:font-family="Wingdings 3" style:font-charset="x-symbol" fo:font-size="80%"/>
      </text:list-level-style-bullet>
      <text:list-level-style-bullet text:level="3" text:bullet-char="">
        <style:list-level-properties text:space-before="0.9375in" text:min-label-width="0.3125in"/>
        <style:text-properties fo:color="#b01513" fo:font-family="Wingdings 3" style:font-charset="x-symbol" fo:font-size="80%"/>
      </text:list-level-style-bullet>
      <text:list-level-style-bullet text:level="4" text:bullet-char="">
        <style:list-level-properties text:space-before="1.4375in" text:min-label-width="0.3125in"/>
        <style:text-properties fo:color="#b01513" fo:font-family="Wingdings 3" style:font-charset="x-symbol" fo:font-size="80%"/>
      </text:list-level-style-bullet>
      <text:list-level-style-bullet text:level="5" text:bullet-char="">
        <style:list-level-properties text:space-before="1.9375in" text:min-label-width="0.3125in"/>
        <style:text-properties fo:color="#b01513" fo:font-family="Wingdings 3" style:font-charset="x-symbol" fo:font-size="80%"/>
      </text:list-level-style-bullet>
      <text:list-level-style-bullet text:level="6" text:bullet-char="">
        <style:list-level-properties text:space-before="2.4375in" text:min-label-width="0.3125in"/>
        <style:text-properties fo:color="#b01513" fo:font-family="Wingdings 3" style:font-charset="x-symbol" fo:font-size="80%"/>
      </text:list-level-style-bullet>
      <text:list-level-style-bullet text:level="7" text:bullet-char="">
        <style:list-level-properties text:space-before="2.9375in" text:min-label-width="0.3125in"/>
        <style:text-properties fo:color="#b01513" fo:font-family="Wingdings 3" style:font-charset="x-symbol" fo:font-size="80%"/>
      </text:list-level-style-bullet>
      <text:list-level-style-bullet text:level="8" text:bullet-char="">
        <style:list-level-properties text:space-before="3.4375in" text:min-label-width="0.3125in"/>
        <style:text-properties fo:color="#b01513" fo:font-family="Wingdings 3" style:font-charset="x-symbol" fo:font-size="80%"/>
      </text:list-level-style-bullet>
      <text:list-level-style-bullet text:level="9" text:bullet-char="">
        <style:list-level-properties text:space-before="3.9375in" text:min-label-width="0.3125in"/>
        <style:text-properties fo:color="#b01513" fo:font-family="Wingdings 3" style:font-charset="x-symbol" fo:font-size="80%"/>
      </text:list-level-style-bullet>
    </text:list-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1" draw:id="id0">
        <svg:title/>
        <svg:desc/>
        <draw:custom-shape svg:x="0in" svg:y="0in" svg:width="13.33333in" svg:height="7.5in" draw:id="id7" draw:style-name="a32" draw:name="Rectangle 11">
          <svg:title/>
          <svg:desc/>
          <draw:enhanced-geometry xmlns:dr3d="urn:oasis:names:tc:opendocument:xmlns:dr3d:1.0" draw:type="non-primitive" svg:viewBox="0 0 21600 21600" draw:enhanced-path="M 0 0 L 21600 0 21600 21600 0 21600 Z N"/>
        </draw:custom-shape>
        <draw:custom-shape svg:x="9.5816in" svg:y="2in" svg:width="3.08333in" svg:height="3.08333in" draw:id="id8" draw:style-name="a3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816in" svg:y="6.42055in" svg:width="1.08333in" svg:height="1.08333in" draw:id="id9" draw:style-name="a3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74in" svg:y="2.91667in" svg:width="4.58333in" svg:height="4.58333in" draw:id="id10" draw:style-name="a3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 draw:style-name="a39"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2" draw:style-name="a40"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3" draw:style-name="a4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in" svg:y="6.99in" svg:width="1.08333in" svg:height="0.33333in" presentation:class="date-time" presentation:placeholder="false">
        <draw:text-box>
          <text:p text:style-name="a22" text:class-names="" text:cond-style-name=""><text:span text:style-name="a20" text:class-names=""><text:date text:fixed="false" style:data-style-name="a21">1/22/2024</text:date></text:span></text:p>
        </draw:text-box>
        <svg:title/>
        <svg:desc/>
      </draw:frame>
      <draw:frame draw:id="id4" presentation:style-name="a26" draw:name="Footer Placeholder 4" svg:x="0.61in" svg:y="6.99in" svg:width="4.23in" svg:height="0.34in" presentation:class="footer" presentation:placeholder="false">
        <draw:text-box>
          <text:p text:style-name="a25" text:class-names="" text:cond-style-name=""><text:span text:style-name="a24" text:class-names="">
 <text:s text:c="13"/></text:span></text:p>
        </draw:text-box>
        <svg:title/>
        <svg:desc/>
      </draw:frame>
      <draw:custom-shape svg:x="11.41493in" svg:y="0in" svg:width="0.75in" svg:height="1.25in" draw:id="id5" draw:style-name="a27" draw:name="Rectangle 28">
        <svg:title/>
        <svg:desc/>
        <draw:enhanced-geometry xmlns:dr3d="urn:oasis:names:tc:opendocument:xmlns:dr3d:1.0" draw:type="non-primitive" svg:viewBox="0 0 21600 21600" draw:enhanced-path="M 0 0 L 21600 0 21600 21600 0 21600 Z N"/>
      </draw:custom-shape>
      <draw:frame draw:id="id6" presentation:style-name="a30" draw:name="Slide Number Placeholder 5" svg:x="11.32168in" svg:y="0.32341in" svg:width="0.91667in" svg:height="0.83955in" presentation:class="page-number" presentation:placeholder="false">
        <draw:text-box>
          <text:p text:style-name="a29" text:class-names="" text:cond-style-name=""><text:span text:style-name="a28" text:class-names=""><text:page-number style:num-format="1" text:fixed="false">‹#›</text:page-number></text:span></text:p>
        </draw:text-box>
        <svg:title/>
        <svg:desc/>
      </draw:frame>
    </style:master-page>
    <style:master-page style:name="Master1-Layout1-title-Title-Slide" style:page-layout-name="pageLayout1" draw:style-name="a42">
      <draw:g draw:name="Group 13" draw:id="id14">
        <svg:title/>
        <svg:desc/>
        <draw:custom-shape svg:x="0in" svg:y="0in" svg:width="13.33333in" svg:height="7.5in" draw:id="id21" draw:style-name="a61" draw:name="Rectangle 8">
          <svg:title/>
          <svg:desc/>
          <draw:enhanced-geometry xmlns:dr3d="urn:oasis:names:tc:opendocument:xmlns:dr3d:1.0" draw:type="non-primitive" svg:viewBox="0 0 21600 21600" draw:enhanced-path="M 0 0 L 21600 0 21600 21600 0 21600 Z N"/>
        </draw:custom-shape>
        <draw:custom-shape svg:x="9.5816in" svg:y="2in" svg:width="3.08333in" svg:height="3.08333in" draw:id="id22" draw:style-name="a63"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816in" svg:y="6.42055in" svg:width="1.08333in" svg:height="1.08333in" draw:id="id23" draw:style-name="a65"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74in" svg:y="2.91667in" svg:width="4.58333in" svg:height="4.58333in" draw:id="id24" draw:style-name="a67"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0.00174in" svg:width="13.33333in" svg:height="7.49826in" draw:id="id25" draw:style-name="a6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 presentation:style-name="a45" draw:name="Title 1" svg:x="1.26307in" svg:y="2.2963in" svg:width="9.65186in" svg:height="2.92831in" presentation:class="title" presentation:placeholder="false">
        <draw:text-box>
          <text:p text:style-name="a44" text:class-names="" text:cond-style-name=""><text:span text:style-name="a43" text:class-names="">Click to edit Master title style</text:span></text:p>
        </draw:text-box>
        <svg:title/>
        <svg:desc/>
      </draw:frame>
      <draw:frame draw:id="id16" presentation:style-name="a48" draw:name="Subtitle 2" svg:x="1.26307in" svg:y="5.22461in" svg:width="9.65186in" svg:height="0.94206in" presentation:class="subtitle" presentation:placeholder="false">
        <draw:text-box>
          <text:p text:style-name="a47" text:class-names="" text:cond-style-name=""><text:span text:style-name="a46" text:class-names="">Click to edit Master subtitle style</text:span></text:p>
        </draw:text-box>
        <svg:title/>
        <svg:desc/>
      </draw:frame>
      <draw:frame draw:id="id17" presentation:style-name="a52" draw:transform="translate(-0.54167in -0.16667in) rotate(-1.5708) translate(11.65167in 2.12667in)" draw:name="Date Placeholder 3" svg:width="1.08333in" svg:height="0.33333in" presentation:class="date-time" presentation:placeholder="false">
        <draw:text-box>
          <text:p text:style-name="a51" text:class-names="" text:cond-style-name=""><text:span text:style-name="a49" text:class-names=""><text:date text:fixed="false" style:data-style-name="a50">1/22/2024</text:date></text:span></text:p>
        </draw:text-box>
        <svg:title/>
        <svg:desc/>
      </draw:frame>
      <draw:frame draw:id="id18" presentation:style-name="a55" draw:transform="translate(-2.115in -0.17in) rotate(-1.5708) translate(11.905in 3.7in)" draw:name="Footer Placeholder 4" svg:width="4.23in" svg:height="0.34in" presentation:class="footer" presentation:placeholder="false">
        <draw:text-box>
          <text:p text:style-name="a54" text:class-names="" text:cond-style-name=""><text:span text:style-name="a53" text:class-names="">
 <text:s text:c="13"/></text:span></text:p>
        </draw:text-box>
        <svg:title/>
        <svg:desc/>
      </draw:frame>
      <draw:custom-shape svg:x="11.41493in" svg:y="0in" svg:width="0.75in" svg:height="1.25in" draw:id="id19" draw:style-name="a56" draw:name="Rectangle 7">
        <svg:title/>
        <svg:desc/>
        <draw:enhanced-geometry xmlns:dr3d="urn:oasis:names:tc:opendocument:xmlns:dr3d:1.0" draw:type="non-primitive" svg:viewBox="0 0 21600 21600" draw:enhanced-path="M 0 0 L 21600 0 21600 21600 0 21600 Z N"/>
      </draw:custom-shape>
      <draw:frame draw:id="id20" presentation:style-name="a59" draw:name="Slide Number Placeholder 5" svg:x="11.32in" svg:y="0.32in" svg:width="0.91667in" svg:height="0.83955in" presentation:class="page-number" presentation:placeholder="false">
        <draw:text-box>
          <text:p text:style-name="a58" text:class-names="" text:cond-style-name=""><text:span text:style-name="a57" text:class-names=""><text:page-number style:num-format="1" text:fixed="false">‹#›</text:page-number></text:span></text:p>
        </draw:text-box>
        <svg:title/>
        <svg:desc/>
      </draw:frame>
    </style:master-page>
    <style:master-page style:name="Master1-Layout2-obj-Title-and-Content" style:page-layout-name="pageLayout1" draw:style-name="a69">
      <draw:frame draw:id="id26" draw:layer="Master1-bg" presentation:style-name="a72" draw:name="Title 1" svg:x="1.26307in" svg:y="1.06482in" svg:width="9.65186in" svg:height="0.77315in" presentation:class="title" presentation:placeholder="false">
        <draw:text-box>
          <text:p text:style-name="a71" text:class-names="" text:cond-style-name=""><text:span text:style-name="a70" text:class-names="">Click to edit Master title style</text:span></text:p>
        </draw:text-box>
        <svg:title/>
        <svg:desc/>
      </draw:frame>
      <draw:frame draw:id="id27" draw:layer="Master1-bg" presentation:style-name="a88" draw:name="Content Placeholder 2" svg:x="1.26307in" svg:y="2.84722in" svg:width="9.65186in" svg:height="3.73611in" presentation:class="object" presentation:placeholder="false">
        <draw:text-box>
          <text:list text:style-name="a75">
            <text:list-item>
              <text:p text:style-name="a74" text:class-names="" text:cond-style-name=""><text:span text:style-name="a73" text:class-names="">Click to edit Master text styles</text:span></text:p>
            </text:list-item>
          </text:list>
          <text:list text:style-name="a78">
            <text:list-item>
              <text:list text:style-name="a78">
                <text:list-item>
                  <text:p text:style-name="a77" text:class-names="" text:cond-style-name=""><text:span text:style-name="a76" text:class-names="">Second level</text:span></text:p>
                </text:list-item>
              </text:list>
            </text:list-item>
          </text:list>
          <text:list text:style-name="a81">
            <text:list-item>
              <text:list text:style-name="a81">
                <text:list-item>
                  <text:list text:style-name="a81">
                    <text:list-item>
                      <text:p text:style-name="a80" text:class-names="" text:cond-style-name=""><text:span text:style-name="a79" text:class-names="">Third le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Fourth level</text:span></text:p>
                        </text:list-item>
                      </text:list>
                    </text:list-item>
                  </text:list>
                </text:list-item>
              </text:list>
            </text:list-item>
          </text:list>
          <text:list text:style-name="a87">
            <text:list-item>
              <text:list text:style-name="a87">
                <text:list-item>
                  <text:list text:style-name="a87">
                    <text:list-item>
                      <text:list text:style-name="a87">
                        <text:list-item>
                          <text:list text:style-name="a87">
                            <text:list-item>
                              <text:p text:style-name="a86" text:class-names="" text:cond-style-name=""><text:span text:style-name="a85" text:class-names="">Fifth level</text:span></text:p>
                            </text:list-item>
                          </text:list>
                        </text:list-item>
                      </text:list>
                    </text:list-item>
                  </text:list>
                </text:list-item>
              </text:list>
            </text:list-item>
          </text:list>
        </draw:text-box>
        <svg:title/>
        <svg:desc/>
      </draw:frame>
      <draw:frame draw:id="id28" presentation:style-name="a92" draw:name="Date Placeholder 3" svg:x="11.65in" svg:y="6.99in" svg:width="1.08333in" svg:height="0.33333in" presentation:class="date-time" presentation:placeholder="false">
        <draw:text-box>
          <text:p text:style-name="a91" text:class-names="" text:cond-style-name=""><text:span text:style-name="a89" text:class-names=""><text:date text:fixed="false" style:data-style-name="a90">1/22/2024</text:date></text:span></text:p>
        </draw:text-box>
        <svg:title/>
        <svg:desc/>
      </draw:frame>
      <draw:frame draw:id="id29" presentation:style-name="a95" draw:name="Footer Placeholder 4" svg:x="0.61in" svg:y="6.99in" svg:width="4.23in" svg:height="0.34in" presentation:class="footer" presentation:placeholder="false">
        <draw:text-box>
          <text:p text:style-name="a94" text:class-names="" text:cond-style-name=""><text:span text:style-name="a93" text:class-names="">
 <text:s text:c="13"/></text:span></text:p>
        </draw:text-box>
        <svg:title/>
        <svg:desc/>
      </draw:frame>
      <draw:frame draw:id="id30" presentation:style-name="a98" draw:name="Slide Number Placeholder 5" svg:x="11.32168in" svg:y="0.32341in" svg:width="0.91667in" svg:height="0.83955in" presentation:class="page-number" presentation:placeholder="false">
        <draw:text-box>
          <text:p text:style-name="a97" text:class-names="" text:cond-style-name=""><text:span text:style-name="a96" text:class-names=""><text:page-number style:num-format="1" text:fixed="false">‹#›</text:page-number></text:span></text:p>
        </draw:text-box>
        <svg:title/>
        <svg:desc/>
      </draw:frame>
    </style:master-page>
    <style:master-page style:name="Master1-Layout3-secHead-Section-Header" style:page-layout-name="pageLayout1" draw:style-name="a99">
      <draw:g draw:name="Group 16" draw:id="id31">
        <svg:title/>
        <svg:desc/>
        <draw:custom-shape svg:x="0in" svg:y="0in" svg:width="13.33333in" svg:height="7.5in" draw:id="id38" draw:style-name="a119" draw:name="Rectangle 11">
          <svg:title/>
          <svg:desc/>
          <draw:enhanced-geometry xmlns:dr3d="urn:oasis:names:tc:opendocument:xmlns:dr3d:1.0" draw:type="non-primitive" svg:viewBox="0 0 21600 21600" draw:enhanced-path="M 0 0 L 21600 0 21600 21600 0 21600 Z N"/>
        </draw:custom-shape>
        <draw:custom-shape svg:x="9.5816in" svg:y="2in" svg:width="3.08333in" svg:height="3.08333in" draw:id="id39" draw:style-name="a121"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816in" svg:y="6.42055in" svg:width="1.08333in" svg:height="1.08333in" draw:id="id40" draw:style-name="a12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74in" svg:y="2.91667in" svg:width="4.58333in" svg:height="4.58333in" draw:id="id41" draw:style-name="a12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42" draw:style-name="a126" draw:name="Rectangle 8">
          <svg:title/>
          <svg:desc/>
          <draw:enhanced-geometry xmlns:dr3d="urn:oasis:names:tc:opendocument:xmlns:dr3d:1.0" draw:type="non-primitive" svg:viewBox="0 0 21600 21600" draw:enhanced-path="M 0 0 L 21600 0 21600 21600 0 21600 Z N"/>
        </draw:custom-shape>
        <draw:custom-shape svg:width="3.60828in" svg:height="0.4822in" draw:id="id43" draw:style-name="a127"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44" draw:style-name="a128"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45" draw:style-name="a12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2" presentation:style-name="a102" draw:name="Title 1" svg:x="1.26308in" svg:y="2.93in" svg:width="4.75in" svg:height="2.5in" presentation:class="title" presentation:placeholder="false">
        <draw:text-box>
          <text:p text:style-name="a101" text:class-names="" text:cond-style-name=""><text:span text:style-name="a100" text:class-names="">Click to edit Master title style</text:span></text:p>
        </draw:text-box>
        <svg:title/>
        <svg:desc/>
      </draw:frame>
      <draw:frame draw:id="id33" presentation:style-name="a106" draw:name="Text Placeholder 2" svg:x="7.54in" svg:y="2.93in" svg:width="4.11in" svg:height="2.5in" presentation:class="outline" presentation:placeholder="false">
        <draw:text-box>
          <text:list text:style-name="a105">
            <text:list-item>
              <text:p text:style-name="a104" text:class-names="" text:cond-style-name=""><text:span text:style-name="a103" text:class-names="">Click to edit Master text styles</text:span></text:p>
            </text:list-item>
          </text:list>
        </draw:text-box>
        <svg:title/>
        <svg:desc/>
      </draw:frame>
      <draw:frame draw:id="id34" presentation:style-name="a110" draw:name="Date Placeholder 3" svg:x="11.65in" svg:y="6.99in" svg:width="1.08333in" svg:height="0.33333in" presentation:class="date-time" presentation:placeholder="false">
        <draw:text-box>
          <text:p text:style-name="a109" text:class-names="" text:cond-style-name=""><text:span text:style-name="a107" text:class-names=""><text:date text:fixed="false" style:data-style-name="a108">1/22/2024</text:date></text:span></text:p>
        </draw:text-box>
        <svg:title/>
        <svg:desc/>
      </draw:frame>
      <draw:frame draw:id="id35" presentation:style-name="a113" draw:name="Footer Placeholder 4" svg:x="0.61in" svg:y="6.99in" svg:width="4.23in" svg:height="0.34in" presentation:class="footer" presentation:placeholder="false">
        <draw:text-box>
          <text:p text:style-name="a112" text:class-names="" text:cond-style-name=""><text:span text:style-name="a111" text:class-names="">
 <text:s text:c="13"/></text:span></text:p>
        </draw:text-box>
        <svg:title/>
        <svg:desc/>
      </draw:frame>
      <draw:custom-shape svg:x="11.41493in" svg:y="0in" svg:width="0.75in" svg:height="1.25in" draw:id="id36" draw:style-name="a114" draw:name="Rectangle 9">
        <svg:title/>
        <svg:desc/>
        <draw:enhanced-geometry xmlns:dr3d="urn:oasis:names:tc:opendocument:xmlns:dr3d:1.0" draw:type="non-primitive" svg:viewBox="0 0 21600 21600" draw:enhanced-path="M 0 0 L 21600 0 21600 21600 0 21600 Z N"/>
      </draw:custom-shape>
      <draw:frame draw:id="id37" presentation:style-name="a117" draw:name="Slide Number Placeholder 5" svg:x="11.32168in" svg:y="0.32341in" svg:width="0.91667in" svg:height="0.83955in" presentation:class="page-number" presentation:placeholder="false">
        <draw:text-box>
          <text:p text:style-name="a116" text:class-names="" text:cond-style-name=""><text:span text:style-name="a115" text:class-names=""><text:page-number style:num-format="1" text:fixed="false">‹#›</text:page-number></text:span></text:p>
        </draw:text-box>
        <svg:title/>
        <svg:desc/>
      </draw:frame>
    </style:master-page>
    <style:master-page style:name="Master1-Layout4-twoObj-Two-Content" style:page-layout-name="pageLayout1" draw:style-name="a130">
      <draw:frame draw:id="id46" draw:layer="Master1-bg" presentation:style-name="a133" draw:name="Title 1" svg:x="1.26307in" svg:y="1.06in" svg:width="9.65186in" svg:height="0.77in" presentation:class="title" presentation:placeholder="false">
        <draw:text-box>
          <text:p text:style-name="a132" text:class-names="" text:cond-style-name=""><text:span text:style-name="a131" text:class-names="">Click to edit Master title style</text:span></text:p>
        </draw:text-box>
        <svg:title/>
        <svg:desc/>
      </draw:frame>
      <draw:frame draw:id="id47" draw:layer="Master1-bg" presentation:style-name="a149" draw:name="Content Placeholder 2" svg:x="1.26307in" svg:y="2.84722in" svg:width="5.28in" svg:height="3.73611in" presentation:class="object" presentation:placeholder="false">
        <draw:text-box>
          <text:list text:style-name="a136">
            <text:list-item>
              <text:p text:style-name="a135" text:class-names="" text:cond-style-name=""><text:span text:style-name="a134" text:class-names="">Click to edit Master text styles</text:span></text:p>
            </text:list-item>
          </text:list>
          <text:list text:style-name="a139">
            <text:list-item>
              <text:list text:style-name="a139">
                <text:list-item>
                  <text:p text:style-name="a138" text:class-names="" text:cond-style-name=""><text:span text:style-name="a137" text:class-names="">Second level</text:span></text:p>
                </text:list-item>
              </text:list>
            </text:list-item>
          </text:list>
          <text:list text:style-name="a142">
            <text:list-item>
              <text:list text:style-name="a142">
                <text:list-item>
                  <text:list text:style-name="a142">
                    <text:list-item>
                      <text:p text:style-name="a141" text:class-names="" text:cond-style-name=""><text:span text:style-name="a140" text:class-names="">Third level</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ourth le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6" text:class-names="">Fifth level</text:span></text:p>
                            </text:list-item>
                          </text:list>
                        </text:list-item>
                      </text:list>
                    </text:list-item>
                  </text:list>
                </text:list-item>
              </text:list>
            </text:list-item>
          </text:list>
        </draw:text-box>
        <svg:title/>
        <svg:desc/>
      </draw:frame>
      <draw:frame draw:id="id48" presentation:style-name="a165" draw:name="Content Placeholder 3" svg:x="6.79in" svg:y="2.84722in" svg:width="5.28in" svg:height="3.73611in" presentation:class="object" presentation:placeholder="false">
        <draw:text-box>
          <text:list text:style-name="a152">
            <text:list-item>
              <text:p text:style-name="a151" text:class-names="" text:cond-style-name=""><text:span text:style-name="a150" text:class-names="">Click to 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49" presentation:style-name="a169" draw:name="Date Placeholder 4" svg:x="11.65in" svg:y="6.99in" svg:width="1.08333in" svg:height="0.33333in" presentation:class="date-time" presentation:placeholder="false">
        <draw:text-box>
          <text:p text:style-name="a168" text:class-names="" text:cond-style-name=""><text:span text:style-name="a166" text:class-names=""><text:date text:fixed="false" style:data-style-name="a167">1/22/2024</text:date></text:span></text:p>
        </draw:text-box>
        <svg:title/>
        <svg:desc/>
      </draw:frame>
      <draw:frame draw:id="id50" presentation:style-name="a172" draw:name="Footer Placeholder 5" svg:x="0.61in" svg:y="6.99in" svg:width="4.23in" svg:height="0.34in" presentation:class="footer" presentation:placeholder="false">
        <draw:text-box>
          <text:p text:style-name="a171" text:class-names="" text:cond-style-name=""><text:span text:style-name="a170" text:class-names="">
 <text:s text:c="13"/></text:span></text:p>
        </draw:text-box>
        <svg:title/>
        <svg:desc/>
      </draw:frame>
      <draw:frame draw:id="id51" presentation:style-name="a175" draw:name="Slide Number Placeholder 6" svg:x="11.32168in" svg:y="0.32341in" svg:width="0.91667in" svg:height="0.83955in" presentation:class="page-number" presentation:placeholder="false">
        <draw:text-box>
          <text:p text:style-name="a174" text:class-names="" text:cond-style-name=""><text:span text:style-name="a173" text:class-names=""><text:page-number style:num-format="1" text:fixed="false">‹#›</text:page-number></text:span></text:p>
        </draw:text-box>
        <svg:title/>
        <svg:desc/>
      </draw:frame>
    </style:master-page>
    <style:master-page style:name="Master1-Layout5-twoTxTwoObj-Comparison" style:page-layout-name="pageLayout1" draw:style-name="a176">
      <draw:frame draw:id="id52" draw:layer="Master1-bg" presentation:style-name="a179" draw:name="Title 1" svg:x="1.26307in" svg:y="1.06in" svg:width="9.65186in" svg:height="0.77in" presentation:class="title" presentation:placeholder="false">
        <draw:text-box>
          <text:p text:style-name="a178" text:class-names="" text:cond-style-name=""><text:span text:style-name="a177" text:class-names="">Click to edit Master title style</text:span></text:p>
        </draw:text-box>
        <svg:title/>
        <svg:desc/>
      </draw:frame>
      <draw:frame draw:id="id53" draw:layer="Master1-bg" presentation:style-name="a183" draw:name="Text Placeholder 2" svg:x="1.26307in" svg:y="2.85in" svg:width="5.28in" svg:height="0.63021in" presentation:class="outline" presentation:placeholder="false">
        <draw:text-box>
          <text:list text:style-name="a182">
            <text:list-item>
              <text:p text:style-name="a181" text:class-names="" text:cond-style-name=""><text:span text:style-name="a180" text:class-names="">Click to edit Master text styles</text:span></text:p>
            </text:list-item>
          </text:list>
        </draw:text-box>
        <svg:title/>
        <svg:desc/>
      </draw:frame>
      <draw:frame draw:id="id54" presentation:style-name="a199" draw:name="Content Placeholder 3" svg:x="1.26307in" svg:y="3.49787in" svg:width="5.28in" svg:height="3.11in" presentation:class="object" presentation:placeholder="false">
        <draw:text-box>
          <text:list text:style-name="a186">
            <text:list-item>
              <text:p text:style-name="a185" text:class-names="" text:cond-style-name=""><text:span text:style-name="a184" text:class-names="">Click to edit Master text styles</text:span></text:p>
            </text:list-item>
          </text:list>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Fifth level</text:span></text:p>
                            </text:list-item>
                          </text:list>
                        </text:list-item>
                      </text:list>
                    </text:list-item>
                  </text:list>
                </text:list-item>
              </text:list>
            </text:list-item>
          </text:list>
        </draw:text-box>
        <svg:title/>
        <svg:desc/>
      </draw:frame>
      <draw:frame draw:id="id55" presentation:style-name="a203" draw:name="Text Placeholder 4" svg:x="6.79in" svg:y="2.85in" svg:width="5.28in" svg:height="0.63021in" presentation:class="outline" presentation:placeholder="false">
        <draw:text-box>
          <text:list text:style-name="a202">
            <text:list-item>
              <text:p text:style-name="a201" text:class-names="" text:cond-style-name=""><text:span text:style-name="a200" text:class-names="">Click to edit Master text styles</text:span></text:p>
            </text:list-item>
          </text:list>
        </draw:text-box>
        <svg:title/>
        <svg:desc/>
      </draw:frame>
      <draw:frame draw:id="id56" presentation:style-name="a219" draw:name="Content Placeholder 5" svg:x="6.78993in" svg:y="3.48635in" svg:width="5.27686in" svg:height="3.12151in" presentation:class="object" presentation:placeholder="false">
        <draw:text-box>
          <text:list text:style-name="a206">
            <text:list-item>
              <text:p text:style-name="a205" text:class-names="" text:cond-style-name=""><text:span text:style-name="a204" text:class-names="">Click to edit Master text styles</text:span></text:p>
            </text:list-item>
          </text:list>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8">
            <text:list-item>
              <text:list text:style-name="a218">
                <text:list-item>
                  <text:list text:style-name="a218">
                    <text:list-item>
                      <text:list text:style-name="a218">
                        <text:list-item>
                          <text:list text:style-name="a218">
                            <text:list-item>
                              <text:p text:style-name="a217" text:class-names="" text:cond-style-name=""><text:span text:style-name="a216" text:class-names="">Fifth level</text:span></text:p>
                            </text:list-item>
                          </text:list>
                        </text:list-item>
                      </text:list>
                    </text:list-item>
                  </text:list>
                </text:list-item>
              </text:list>
            </text:list-item>
          </text:list>
        </draw:text-box>
        <svg:title/>
        <svg:desc/>
      </draw:frame>
      <draw:frame draw:id="id57" presentation:style-name="a223" draw:name="Date Placeholder 6" svg:x="11.65in" svg:y="6.99in" svg:width="1.08333in" svg:height="0.33333in" presentation:class="date-time" presentation:placeholder="false">
        <draw:text-box>
          <text:p text:style-name="a222" text:class-names="" text:cond-style-name=""><text:span text:style-name="a220" text:class-names=""><text:date text:fixed="false" style:data-style-name="a221">1/22/2024</text:date></text:span></text:p>
        </draw:text-box>
        <svg:title/>
        <svg:desc/>
      </draw:frame>
      <draw:frame draw:id="id58" presentation:style-name="a226" draw:name="Footer Placeholder 7" svg:x="0.61in" svg:y="6.99in" svg:width="4.23in" svg:height="0.34in" presentation:class="footer" presentation:placeholder="false">
        <draw:text-box>
          <text:p text:style-name="a225" text:class-names="" text:cond-style-name=""><text:span text:style-name="a224" text:class-names="">
 <text:s text:c="13"/></text:span></text:p>
        </draw:text-box>
        <svg:title/>
        <svg:desc/>
      </draw:frame>
      <draw:frame draw:id="id59" presentation:style-name="a229" draw:name="Slide Number Placeholder 8" svg:x="11.32168in" svg:y="0.32341in" svg:width="0.91667in" svg:height="0.83955in" presentation:class="page-number" presentation:placeholder="false">
        <draw:text-box>
          <text:p text:style-name="a228" text:class-names="" text:cond-style-name=""><text:span text:style-name="a227" text:class-names=""><text:page-number style:num-format="1" text:fixed="false">‹#›</text:page-number></text:span></text:p>
        </draw:text-box>
        <svg:title/>
        <svg:desc/>
      </draw:frame>
    </style:master-page>
    <style:master-page style:name="Master1-Layout6-titleOnly-Title-Only" style:page-layout-name="pageLayout1" draw:style-name="a230">
      <draw:frame draw:id="id60" draw:layer="Master1-bg" presentation:style-name="a233" draw:name="Title 1" svg:x="1.26in" svg:y="1.06in" svg:width="9.65186in" svg:height="0.77in" presentation:class="title" presentation:placeholder="false">
        <draw:text-box>
          <text:p text:style-name="a232" text:class-names="" text:cond-style-name=""><text:span text:style-name="a231" text:class-names="">Click to edit Master title style</text:span></text:p>
        </draw:text-box>
        <svg:title/>
        <svg:desc/>
      </draw:frame>
      <draw:frame draw:id="id61" draw:layer="Master1-bg" presentation:style-name="a237" draw:name="Date Placeholder 2" svg:x="11.65in" svg:y="6.99in" svg:width="1.08333in" svg:height="0.33333in" presentation:class="date-time" presentation:placeholder="false">
        <draw:text-box>
          <text:p text:style-name="a236" text:class-names="" text:cond-style-name=""><text:span text:style-name="a234" text:class-names=""><text:date text:fixed="false" style:data-style-name="a235">1/22/2024</text:date></text:span></text:p>
        </draw:text-box>
        <svg:title/>
        <svg:desc/>
      </draw:frame>
      <draw:frame draw:id="id62" presentation:style-name="a240" draw:name="Footer Placeholder 3" svg:x="0.61in" svg:y="6.99in" svg:width="4.23in" svg:height="0.34in" presentation:class="footer" presentation:placeholder="false">
        <draw:text-box>
          <text:p text:style-name="a239" text:class-names="" text:cond-style-name=""><text:span text:style-name="a238" text:class-names="">
 <text:s text:c="13"/></text:span></text:p>
        </draw:text-box>
        <svg:title/>
        <svg:desc/>
      </draw:frame>
      <draw:frame draw:id="id63" presentation:style-name="a243" draw:name="Slide Number Placeholder 4" svg:x="11.32168in" svg:y="0.32341in" svg:width="0.91667in" svg:height="0.83955in" presentation:class="page-number" presentation:placeholder="false">
        <draw:text-box>
          <text:p text:style-name="a242" text:class-names="" text:cond-style-name=""><text:span text:style-name="a241" text:class-names=""><text:page-number style:num-format="1" text:fixed="false">‹#›</text:page-number></text:span></text:p>
        </draw:text-box>
        <svg:title/>
        <svg:desc/>
      </draw:frame>
    </style:master-page>
    <style:master-page style:name="Master1-Layout7-blank-Blank" style:page-layout-name="pageLayout1" draw:style-name="a244">
      <draw:frame draw:id="id64" presentation:style-name="a248" draw:name="Date Placeholder 1" svg:x="11.65in" svg:y="6.99in" svg:width="1.08333in" svg:height="0.33333in" presentation:class="date-time" presentation:placeholder="false">
        <draw:text-box>
          <text:p text:style-name="a247" text:class-names="" text:cond-style-name=""><text:span text:style-name="a245" text:class-names=""><text:date text:fixed="false" style:data-style-name="a246">1/22/2024</text:date></text:span></text:p>
        </draw:text-box>
        <svg:title/>
        <svg:desc/>
      </draw:frame>
      <draw:frame draw:id="id65" presentation:style-name="a251" draw:name="Footer Placeholder 2" svg:x="0.61in" svg:y="6.99in" svg:width="4.23in" svg:height="0.34in" presentation:class="footer" presentation:placeholder="false">
        <draw:text-box>
          <text:p text:style-name="a250" text:class-names="" text:cond-style-name=""><text:span text:style-name="a249" text:class-names="">
 <text:s text:c="13"/></text:span></text:p>
        </draw:text-box>
        <svg:title/>
        <svg:desc/>
      </draw:frame>
      <draw:custom-shape svg:x="11.41493in" svg:y="0in" svg:width="0.75in" svg:height="1.25in" draw:id="id66" draw:style-name="a252" draw:name="Rectangle 5">
        <svg:title/>
        <svg:desc/>
        <draw:enhanced-geometry xmlns:dr3d="urn:oasis:names:tc:opendocument:xmlns:dr3d:1.0" draw:type="non-primitive" svg:viewBox="0 0 21600 21600" draw:enhanced-path="M 0 0 L 21600 0 21600 21600 0 21600 Z N"/>
      </draw:custom-shape>
      <draw:frame draw:id="id67" presentation:style-name="a255" draw:name="Slide Number Placeholder 3" svg:x="11.32168in" svg:y="0.32341in" svg:width="0.91667in" svg:height="0.83955in" presentation:class="page-number" presentation:placeholder="false">
        <draw:text-box>
          <text:p text:style-name="a254" text:class-names="" text:cond-style-name=""><text:span text:style-name="a253" text:class-names=""><text:page-number style:num-format="1" text:fixed="false">‹#›</text:page-number></text:span></text:p>
        </draw:text-box>
        <svg:title/>
        <svg:desc/>
      </draw:frame>
    </style:master-page>
    <style:master-page style:name="Master1-Layout8-objTx-Content-with-Caption" style:page-layout-name="pageLayout1" draw:style-name="a256">
      <draw:g draw:name="Group 17" draw:id="id68">
        <svg:title/>
        <svg:desc/>
        <draw:custom-shape svg:x="0in" svg:y="0in" svg:width="13.33333in" svg:height="7.5in" draw:id="id76" draw:style-name="a292" draw:name="Rectangle 11">
          <svg:title/>
          <svg:desc/>
          <draw:enhanced-geometry xmlns:dr3d="urn:oasis:names:tc:opendocument:xmlns:dr3d:1.0" draw:type="non-primitive" svg:viewBox="0 0 21600 21600" draw:enhanced-path="M 0 0 L 21600 0 21600 21600 0 21600 Z N"/>
        </draw:custom-shape>
        <draw:custom-shape svg:x="9.5816in" svg:y="2in" svg:width="3.08333in" svg:height="3.08333in" draw:id="id77" draw:style-name="a294"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816in" svg:y="6.42055in" svg:width="1.08333in" svg:height="1.08333in" draw:id="id78" draw:style-name="a29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74in" svg:y="2.91667in" svg:width="4.58333in" svg:height="4.58333in" draw:id="id79" draw:style-name="a298"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80" draw:style-name="a299" draw:name="Rectangle 7">
          <svg:title/>
          <svg:desc/>
          <draw:enhanced-geometry xmlns:dr3d="urn:oasis:names:tc:opendocument:xmlns:dr3d:1.0" draw:type="non-primitive" svg:viewBox="0 0 21600 21600" draw:enhanced-path="M 0 0 L 21600 0 21600 21600 0 21600 Z N"/>
        </draw:custom-shape>
        <draw:custom-shape svg:width="6.62037in" svg:height="1.372in" draw:id="id81" draw:style-name="a300"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82" draw:style-name="a301"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83" draw:style-name="a30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69" presentation:style-name="a259" draw:name="Title 1" svg:x="1.26307in" svg:y="1.42in" svg:width="3.05464in" svg:height="1.74667in" presentation:class="title" presentation:placeholder="false">
        <draw:text-box>
          <text:p text:style-name="a258" text:class-names="" text:cond-style-name=""><text:span text:style-name="a257" text:class-names="">Click to edit Master title style</text:span></text:p>
        </draw:text-box>
        <svg:title/>
        <svg:desc/>
      </draw:frame>
      <draw:frame draw:id="id70" presentation:style-name="a275" draw:name="Content Placeholder 2" svg:x="6.32in" svg:y="1.58333in" svg:width="5.68241in" svg:height="5in" presentation:class="object" presentation:placeholder="false">
        <draw:text-box>
          <text:list text:style-name="a262">
            <text:list-item>
              <text:p text:style-name="a261" text:class-names="" text:cond-style-name=""><text:span text:style-name="a260" text:class-names="">Click to edit Master text styles</text:span></text:p>
            </text:list-item>
          </text:list>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2" text:class-names="">Fifth level</text:span></text:p>
                            </text:list-item>
                          </text:list>
                        </text:list-item>
                      </text:list>
                    </text:list-item>
                  </text:list>
                </text:list-item>
              </text:list>
            </text:list-item>
          </text:list>
        </draw:text-box>
        <svg:title/>
        <svg:desc/>
      </draw:frame>
      <draw:frame draw:id="id71" presentation:style-name="a279" draw:name="Text Placeholder 3" svg:x="1.26307in" svg:y="3.42222in" svg:width="3.05464in" svg:height="3.16667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title/>
        <svg:desc/>
      </draw:frame>
      <draw:frame draw:id="id72" presentation:style-name="a283" draw:name="Date Placeholder 4" svg:x="11.65in" svg:y="6.99in" svg:width="1.08333in" svg:height="0.33333in" presentation:class="date-time" presentation:placeholder="false">
        <draw:text-box>
          <text:p text:style-name="a282" text:class-names="" text:cond-style-name=""><text:span text:style-name="a280" text:class-names=""><text:date text:fixed="false" style:data-style-name="a281">1/22/2024</text:date></text:span></text:p>
        </draw:text-box>
        <svg:title/>
        <svg:desc/>
      </draw:frame>
      <draw:frame draw:id="id73" presentation:style-name="a286" draw:name="Footer Placeholder 5" svg:x="0.61in" svg:y="6.99in" svg:width="4.23in" svg:height="0.34in" presentation:class="footer" presentation:placeholder="false">
        <draw:text-box>
          <text:p text:style-name="a285" text:class-names="" text:cond-style-name=""><text:span text:style-name="a284" text:class-names="">
 <text:s text:c="13"/></text:span></text:p>
        </draw:text-box>
        <svg:title/>
        <svg:desc/>
      </draw:frame>
      <draw:custom-shape svg:x="11.41493in" svg:y="0in" svg:width="0.75in" svg:height="1.25in" draw:id="id74" draw:style-name="a287" draw:name="Rectangle 12">
        <svg:title/>
        <svg:desc/>
        <draw:enhanced-geometry xmlns:dr3d="urn:oasis:names:tc:opendocument:xmlns:dr3d:1.0" draw:type="non-primitive" svg:viewBox="0 0 21600 21600" draw:enhanced-path="M 0 0 L 21600 0 21600 21600 0 21600 Z N"/>
      </draw:custom-shape>
      <draw:frame draw:id="id75" presentation:style-name="a290" draw:name="Slide Number Placeholder 6" svg:x="11.32168in" svg:y="0.32341in" svg:width="0.91667in" svg:height="0.83955in" presentation:class="page-number" presentation:placeholder="false">
        <draw:text-box>
          <text:p text:style-name="a289" text:class-names="" text:cond-style-name=""><text:span text:style-name="a288" text:class-names=""><text:page-number style:num-format="1" text:fixed="false">‹#›</text:page-number></text:span></text:p>
        </draw:text-box>
        <svg:title/>
        <svg:desc/>
      </draw:frame>
    </style:master-page>
    <style:master-page style:name="Master1-Layout9-picTx-Picture-with-Caption" style:page-layout-name="pageLayout1" draw:style-name="a303">
      <draw:g draw:name="Group 17" draw:id="id84">
        <svg:title/>
        <svg:desc/>
        <draw:custom-shape svg:x="0in" svg:y="0in" svg:width="13.33333in" svg:height="7.5in" draw:id="id92" draw:style-name="a326" draw:name="Rectangle 11">
          <svg:title/>
          <svg:desc/>
          <draw:enhanced-geometry xmlns:dr3d="urn:oasis:names:tc:opendocument:xmlns:dr3d:1.0" draw:type="non-primitive" svg:viewBox="0 0 21600 21600" draw:enhanced-path="M 0 0 L 21600 0 21600 21600 0 21600 Z N"/>
        </draw:custom-shape>
        <draw:custom-shape svg:x="9.5816in" svg:y="2in" svg:width="3.08333in" svg:height="3.08333in" draw:id="id93" draw:style-name="a32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816in" svg:y="6.42055in" svg:width="1.08333in" svg:height="1.08333in" draw:id="id94" draw:style-name="a33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74in" svg:y="2.91667in" svg:width="4.58333in" svg:height="4.58333in" draw:id="id95" draw:style-name="a33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96" draw:style-name="a333" draw:name="Rectangle 7">
          <svg:title/>
          <svg:desc/>
          <draw:enhanced-geometry xmlns:dr3d="urn:oasis:names:tc:opendocument:xmlns:dr3d:1.0" draw:type="non-primitive" svg:viewBox="0 0 21600 21600" draw:enhanced-path="M 0 0 L 21600 0 21600 21600 0 21600 Z N"/>
        </draw:custom-shape>
        <draw:custom-shape svg:width="6.62037in" svg:height="1.372in" draw:id="id97" draw:style-name="a334"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98" draw:style-name="a335"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99" draw:style-name="a33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85" presentation:style-name="a306" draw:name="Title 1" svg:x="1.26193in" svg:y="1.85185in" svg:width="4.22163in" svg:height="1.89815in" presentation:class="title" presentation:placeholder="false">
        <draw:text-box>
          <text:p text:style-name="a305" text:class-names="" text:cond-style-name=""><text:span text:style-name="a304" text:class-names="">Click to edit Master title style</text:span></text:p>
        </draw:text-box>
        <svg:title/>
        <svg:desc/>
      </draw:frame>
      <draw:frame draw:id="id86" presentation:style-name="a309" draw:name="Picture Placeholder 2" svg:x="7.16084in" svg:y="1.25in" svg:width="3.5293in" svg:height="5in" presentation:class="graphic" presentation:placeholder="false">
        <draw:text-box>
          <text:p text:style-name="a308" text:class-names="" text:cond-style-name=""><text:span text:style-name="a307" text:class-names=""/></text:p>
        </draw:text-box>
        <svg:title/>
        <svg:desc/>
      </draw:frame>
      <draw:frame draw:id="id87" presentation:style-name="a313" draw:name="Text Placeholder 3" svg:x="1.26307in" svg:y="4in" svg:width="4.22049in" svg:height="1.5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88" presentation:style-name="a317" draw:name="Date Placeholder 4" svg:x="11.65in" svg:y="6.99in" svg:width="1.08333in" svg:height="0.33333in" presentation:class="date-time" presentation:placeholder="false">
        <draw:text-box>
          <text:p text:style-name="a316" text:class-names="" text:cond-style-name=""><text:span text:style-name="a314" text:class-names=""><text:date text:fixed="false" style:data-style-name="a315">1/22/2024</text:date></text:span></text:p>
        </draw:text-box>
        <svg:title/>
        <svg:desc/>
      </draw:frame>
      <draw:frame draw:id="id89" presentation:style-name="a320" draw:name="Footer Placeholder 5" svg:x="0.61in" svg:y="6.99in" svg:width="4.23in" svg:height="0.34in" presentation:class="footer" presentation:placeholder="false">
        <draw:text-box>
          <text:p text:style-name="a319" text:class-names="" text:cond-style-name=""><text:span text:style-name="a318" text:class-names="">
 <text:s text:c="13"/></text:span></text:p>
        </draw:text-box>
        <svg:title/>
        <svg:desc/>
      </draw:frame>
      <draw:custom-shape svg:x="11.41493in" svg:y="0in" svg:width="0.75in" svg:height="1.25in" draw:id="id90" draw:style-name="a321" draw:name="Rectangle 12">
        <svg:title/>
        <svg:desc/>
        <draw:enhanced-geometry xmlns:dr3d="urn:oasis:names:tc:opendocument:xmlns:dr3d:1.0" draw:type="non-primitive" svg:viewBox="0 0 21600 21600" draw:enhanced-path="M 0 0 L 21600 0 21600 21600 0 21600 Z N"/>
      </draw:custom-shape>
      <draw:frame draw:id="id91" presentation:style-name="a324" draw:name="Slide Number Placeholder 6" svg:x="11.32168in" svg:y="0.32341in" svg:width="0.91667in" svg:height="0.83955in" presentation:class="page-number" presentation:placeholder="false">
        <draw:text-box>
          <text:p text:style-name="a323" text:class-names="" text:cond-style-name=""><text:span text:style-name="a322" text:class-names=""><text:page-number style:num-format="1" text:fixed="false">‹#›</text:page-number></text:span></text:p>
        </draw:text-box>
        <svg:title/>
        <svg:desc/>
      </draw:frame>
    </style:master-page>
    <style:master-page style:name="Master1-Layout10-cust-Panoramic-Picture-with-Caption" style:page-layout-name="pageLayout1" draw:style-name="a337">
      <draw:g draw:name="Group 16" draw:id="id100">
        <svg:title/>
        <svg:desc/>
        <draw:custom-shape svg:x="0in" svg:y="0in" svg:width="13.33333in" svg:height="7.5in" draw:id="id108" draw:style-name="a360" draw:name="Rectangle 10">
          <svg:title/>
          <svg:desc/>
          <draw:enhanced-geometry xmlns:dr3d="urn:oasis:names:tc:opendocument:xmlns:dr3d:1.0" draw:type="non-primitive" svg:viewBox="0 0 21600 21600" draw:enhanced-path="M 0 0 L 21600 0 21600 21600 0 21600 Z N"/>
        </draw:custom-shape>
        <draw:custom-shape svg:x="9.5816in" svg:y="2in" svg:width="3.08333in" svg:height="3.08333in" draw:id="id109" draw:style-name="a362"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816in" svg:y="6.42055in" svg:width="1.08333in" svg:height="1.08333in" draw:id="id110" draw:style-name="a364"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74in" svg:y="2.91667in" svg:width="4.58333in" svg:height="4.58333in" draw:id="id111" draw:style-name="a36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2" draw:style-name="a367"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13" draw:style-name="a368"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14" draw:style-name="a36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01" presentation:style-name="a340" draw:name="Title 1" svg:x="1.26308in" svg:y="5.43518in" svg:width="9.65186in" svg:height="0.61979in" presentation:class="title" presentation:placeholder="false">
        <draw:text-box>
          <text:p text:style-name="a339" text:class-names="" text:cond-style-name=""><text:span text:style-name="a338" text:class-names="">Click to edit Master title style</text:span></text:p>
        </draw:text-box>
        <svg:title/>
        <svg:desc/>
      </draw:frame>
      <draw:frame draw:id="id102" presentation:style-name="a343" draw:name="Picture Placeholder 2" svg:x="1.26307in" svg:y="0.75in" svg:width="9.65186in" svg:height="3.75in" presentation:class="graphic" presentation:placeholder="false">
        <draw:text-box>
          <text:p text:style-name="a342" text:class-names="" text:cond-style-name=""><text:span text:style-name="a341" text:class-names=""/></text:p>
        </draw:text-box>
        <svg:title/>
        <svg:desc/>
      </draw:frame>
      <draw:frame draw:id="id103" presentation:style-name="a347" draw:name="Text Placeholder 3" svg:x="1.26308in" svg:y="6.05497in" svg:width="9.65185in" svg:height="0.53993in" presentation:class="outline" presentation:placeholder="false">
        <draw:text-box>
          <text:list text:style-name="a346">
            <text:list-item>
              <text:p text:style-name="a345" text:class-names="" text:cond-style-name=""><text:span text:style-name="a344" text:class-names="">Click to edit Master text styles</text:span></text:p>
            </text:list-item>
          </text:list>
        </draw:text-box>
        <svg:title/>
        <svg:desc/>
      </draw:frame>
      <draw:frame draw:id="id104" presentation:style-name="a351" draw:name="Date Placeholder 4" svg:x="11.65in" svg:y="6.99in" svg:width="1.08333in" svg:height="0.33333in" presentation:class="date-time" presentation:placeholder="false">
        <draw:text-box>
          <text:p text:style-name="a350" text:class-names="" text:cond-style-name=""><text:span text:style-name="a348" text:class-names=""><text:date text:fixed="false" style:data-style-name="a349">1/22/2024</text:date></text:span></text:p>
        </draw:text-box>
        <svg:title/>
        <svg:desc/>
      </draw:frame>
      <draw:frame draw:id="id105" presentation:style-name="a354" draw:name="Footer Placeholder 5" svg:x="0.61in" svg:y="6.99in" svg:width="4.23in" svg:height="0.34in" presentation:class="footer" presentation:placeholder="false">
        <draw:text-box>
          <text:p text:style-name="a353" text:class-names="" text:cond-style-name=""><text:span text:style-name="a352" text:class-names="">
 <text:s text:c="13"/></text:span></text:p>
        </draw:text-box>
        <svg:title/>
        <svg:desc/>
      </draw:frame>
      <draw:custom-shape svg:x="11.41493in" svg:y="0in" svg:width="0.75in" svg:height="1.25in" draw:id="id106" draw:style-name="a355" draw:name="Rectangle 11">
        <svg:title/>
        <svg:desc/>
        <draw:enhanced-geometry xmlns:dr3d="urn:oasis:names:tc:opendocument:xmlns:dr3d:1.0" draw:type="non-primitive" svg:viewBox="0 0 21600 21600" draw:enhanced-path="M 0 0 L 21600 0 21600 21600 0 21600 Z N"/>
      </draw:custom-shape>
      <draw:frame draw:id="id107" presentation:style-name="a358" draw:name="Slide Number Placeholder 6" svg:x="11.32168in" svg:y="0.32341in" svg:width="0.91667in" svg:height="0.83955in" presentation:class="page-number" presentation:placeholder="false">
        <draw:text-box>
          <text:p text:style-name="a357" text:class-names="" text:cond-style-name=""><text:span text:style-name="a356" text:class-names=""><text:page-number style:num-format="1" text:fixed="false">‹#›</text:page-number></text:span></text:p>
        </draw:text-box>
        <svg:title/>
        <svg:desc/>
      </draw:frame>
    </style:master-page>
    <style:master-page style:name="Master1-Layout11-cust-Title-and-Caption" style:page-layout-name="pageLayout1" draw:style-name="a370">
      <draw:g draw:name="Group 15" draw:id="id115">
        <svg:title/>
        <svg:desc/>
        <draw:custom-shape svg:x="0in" svg:y="0in" svg:width="13.33333in" svg:height="7.5in" draw:id="id122" draw:style-name="a390" draw:name="Rectangle 9">
          <svg:title/>
          <svg:desc/>
          <draw:enhanced-geometry xmlns:dr3d="urn:oasis:names:tc:opendocument:xmlns:dr3d:1.0" draw:type="non-primitive" svg:viewBox="0 0 21600 21600" draw:enhanced-path="M 0 0 L 21600 0 21600 21600 0 21600 Z N"/>
        </draw:custom-shape>
        <draw:custom-shape svg:x="9.5816in" svg:y="2in" svg:width="3.08333in" svg:height="3.08333in" draw:id="id123" draw:style-name="a392"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816in" svg:y="6.42055in" svg:width="1.08333in" svg:height="1.08333in" draw:id="id124" draw:style-name="a394"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74in" svg:y="2.91667in" svg:width="4.58333in" svg:height="4.58333in" draw:id="id125" draw:style-name="a39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9826in" svg:y="3.06356in" svg:width="12.33333in" svg:height="3.93989in" draw:id="id126" draw:style-name="a39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width="3.60828in" svg:height="0.4822in" draw:id="id127" draw:style-name="a398"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28" draw:style-name="a39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16" presentation:style-name="a373" draw:name="Title 1" svg:x="1.26307in" svg:y="1.16in" svg:width="9.66in" svg:height="1.5in" presentation:class="title" presentation:placeholder="false">
        <draw:text-box>
          <text:p text:style-name="a372" text:class-names="" text:cond-style-name=""><text:span text:style-name="a371" text:class-names="">Click to edit Master title style</text:span></text:p>
        </draw:text-box>
        <svg:title/>
        <svg:desc/>
      </draw:frame>
      <draw:frame draw:id="id117" presentation:style-name="a377" draw:name="Text Placeholder 3" svg:x="1.26in" svg:y="3.88in" svg:width="9.65186in" svg:height="2.71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118" presentation:style-name="a381" draw:name="Date Placeholder 3" svg:x="11.65in" svg:y="6.99in" svg:width="1.08333in" svg:height="0.33333in" presentation:class="date-time" presentation:placeholder="false">
        <draw:text-box>
          <text:p text:style-name="a380" text:class-names="" text:cond-style-name=""><text:span text:style-name="a378" text:class-names=""><text:date text:fixed="false" style:data-style-name="a379">1/22/2024</text:date></text:span></text:p>
        </draw:text-box>
        <svg:title/>
        <svg:desc/>
      </draw:frame>
      <draw:frame draw:id="id119" presentation:style-name="a384" draw:name="Footer Placeholder 4" svg:x="0.61in" svg:y="6.99in" svg:width="4.23in" svg:height="0.34in" presentation:class="footer" presentation:placeholder="false">
        <draw:text-box>
          <text:p text:style-name="a383" text:class-names="" text:cond-style-name=""><text:span text:style-name="a382" text:class-names="">
 <text:s text:c="13"/></text:span></text:p>
        </draw:text-box>
        <svg:title/>
        <svg:desc/>
      </draw:frame>
      <draw:custom-shape svg:x="11.41493in" svg:y="0in" svg:width="0.75in" svg:height="1.25in" draw:id="id120" draw:style-name="a385" draw:name="Rectangle 10">
        <svg:title/>
        <svg:desc/>
        <draw:enhanced-geometry xmlns:dr3d="urn:oasis:names:tc:opendocument:xmlns:dr3d:1.0" draw:type="non-primitive" svg:viewBox="0 0 21600 21600" draw:enhanced-path="M 0 0 L 21600 0 21600 21600 0 21600 Z N"/>
      </draw:custom-shape>
      <draw:frame draw:id="id121" presentation:style-name="a388" draw:name="Slide Number Placeholder 5" svg:x="11.32168in" svg:y="0.32341in" svg:width="0.91667in" svg:height="0.83955in" presentation:class="page-number" presentation:placeholder="false">
        <draw:text-box>
          <text:p text:style-name="a387" text:class-names="" text:cond-style-name=""><text:span text:style-name="a386" text:class-names=""><text:page-number style:num-format="1" text:fixed="false">‹#›</text:page-number></text:span></text:p>
        </draw:text-box>
        <svg:title/>
        <svg:desc/>
      </draw:frame>
    </style:master-page>
    <style:master-page style:name="Master1-Layout12-cust-Quote-with-Caption" style:page-layout-name="pageLayout1" draw:style-name="a400">
      <draw:g draw:name="Group 6" draw:id="id129">
        <svg:title/>
        <svg:desc/>
        <draw:custom-shape svg:x="0in" svg:y="0in" svg:width="13.33333in" svg:height="7.5in" draw:id="id139" draw:style-name="a430" draw:name="Rectangle 15">
          <svg:title/>
          <svg:desc/>
          <draw:enhanced-geometry xmlns:dr3d="urn:oasis:names:tc:opendocument:xmlns:dr3d:1.0" draw:type="non-primitive" svg:viewBox="0 0 21600 21600" draw:enhanced-path="M 0 0 L 21600 0 21600 21600 0 21600 Z N"/>
        </draw:custom-shape>
        <draw:custom-shape svg:x="9.5816in" svg:y="2in" svg:width="3.08333in" svg:height="3.08333in" draw:id="id140" draw:style-name="a43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816in" svg:y="6.42055in" svg:width="1.08333in" svg:height="1.08333in" draw:id="id141" draw:style-name="a43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74in" svg:y="2.91667in" svg:width="4.58333in" svg:height="4.58333in" draw:id="id142" draw:style-name="a43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43" draw:style-name="a437"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44" draw:style-name="a438"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45" draw:style-name="a43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0" draw:style-name="a403" draw:name="TextBox 11" svg:x="0.98239in" svg:y="0.65263in" svg:width="0.87698in" svg:height="1.7166in">
        <draw:text-box>
          <text:p text:style-name="a402" text:class-names="" text:cond-style-name=""><text:span text:style-name="a401" text:class-names="">“</text:span></text:p>
        </draw:text-box>
        <svg:title/>
        <svg:desc/>
      </draw:frame>
      <draw:frame draw:id="id131" draw:style-name="a406" draw:name="TextBox 14" svg:x="10.62452in" svg:y="2.87544in" svg:width="0.87698in" svg:height="1.7166in">
        <draw:text-box>
          <text:p text:style-name="a405" text:class-names="" text:cond-style-name=""><text:span text:style-name="a404" text:class-names="">”</text:span></text:p>
        </draw:text-box>
        <svg:title/>
        <svg:desc/>
      </draw:frame>
      <draw:frame draw:id="id132" presentation:style-name="a409" draw:name="Title 1" svg:x="1.72222in" svg:y="1.07231in" svg:width="9.25304in" svg:height="2.95084in" presentation:class="title" presentation:placeholder="false">
        <draw:text-box>
          <text:p text:style-name="a408" text:class-names="" text:cond-style-name=""><text:span text:style-name="a407" text:class-names="">Click to edit Master title style</text:span></text:p>
        </draw:text-box>
        <svg:title/>
        <svg:desc/>
      </draw:frame>
      <draw:frame draw:id="id133" presentation:style-name="a413" draw:name="Text Placeholder 3" svg:x="2.12811in" svg:y="4.02448in" svg:width="8.44901in" svg:height="0.37421in" presentation:class="outline" presentation:placeholder="false">
        <draw:text-box>
          <text:list text:style-name="a412">
            <text:list-item>
              <text:p text:style-name="a411" text:class-names="" text:cond-style-name=""><text:span text:style-name="a410" text:class-names="">Click to edit Master text styles</text:span></text:p>
            </text:list-item>
          </text:list>
        </draw:text-box>
        <svg:title/>
        <svg:desc/>
      </draw:frame>
      <draw:frame draw:id="id134" presentation:style-name="a417" draw:name="Text Placeholder 3" svg:x="1.26307in" svg:y="5.5in" svg:width="9.65186in" svg:height="1.09127in" presentation:class="outline" presentation:placeholder="false">
        <draw:text-box>
          <text:list text:style-name="a416">
            <text:list-item>
              <text:p text:style-name="a415" text:class-names="" text:cond-style-name=""><text:span text:style-name="a414" text:class-names="">Click to edit Master text styles</text:span></text:p>
            </text:list-item>
          </text:list>
        </draw:text-box>
        <svg:title/>
        <svg:desc/>
      </draw:frame>
      <draw:frame draw:id="id135" presentation:style-name="a421" draw:name="Date Placeholder 3" svg:x="11.65in" svg:y="6.99in" svg:width="1.08333in" svg:height="0.33333in" presentation:class="date-time" presentation:placeholder="false">
        <draw:text-box>
          <text:p text:style-name="a420" text:class-names="" text:cond-style-name=""><text:span text:style-name="a418" text:class-names=""><text:date text:fixed="false" style:data-style-name="a419">1/22/2024</text:date></text:span></text:p>
        </draw:text-box>
        <svg:title/>
        <svg:desc/>
      </draw:frame>
      <draw:frame draw:id="id136" presentation:style-name="a424" draw:name="Footer Placeholder 4" svg:x="0.61in" svg:y="6.99in" svg:width="4.23in" svg:height="0.34in" presentation:class="footer" presentation:placeholder="false">
        <draw:text-box>
          <text:p text:style-name="a423" text:class-names="" text:cond-style-name=""><text:span text:style-name="a422" text:class-names="">
 <text:s text:c="13"/></text:span></text:p>
        </draw:text-box>
        <svg:title/>
        <svg:desc/>
      </draw:frame>
      <draw:custom-shape svg:x="11.41493in" svg:y="0in" svg:width="0.75in" svg:height="1.25in" draw:id="id137" draw:style-name="a425" draw:name="Rectangle 22">
        <svg:title/>
        <svg:desc/>
        <draw:enhanced-geometry xmlns:dr3d="urn:oasis:names:tc:opendocument:xmlns:dr3d:1.0" draw:type="non-primitive" svg:viewBox="0 0 21600 21600" draw:enhanced-path="M 0 0 L 21600 0 21600 21600 0 21600 Z N"/>
      </draw:custom-shape>
      <draw:frame draw:id="id138" presentation:style-name="a428" draw:name="Slide Number Placeholder 5" svg:x="11.32168in" svg:y="0.32341in" svg:width="0.91667in" svg:height="0.83955in" presentation:class="page-number" presentation:placeholder="false">
        <draw:text-box>
          <text:p text:style-name="a427" text:class-names="" text:cond-style-name=""><text:span text:style-name="a426" text:class-names=""><text:page-number style:num-format="1" text:fixed="false">‹#›</text:page-number></text:span></text:p>
        </draw:text-box>
        <svg:title/>
        <svg:desc/>
      </draw:frame>
    </style:master-page>
    <style:master-page style:name="Master1-Layout13-cust-Name-Card" style:page-layout-name="pageLayout1" draw:style-name="a440">
      <draw:g draw:name="Group 15" draw:id="id146">
        <svg:title/>
        <svg:desc/>
        <draw:custom-shape svg:x="0in" svg:y="0in" svg:width="13.33333in" svg:height="7.5in" draw:id="id153" draw:style-name="a460" draw:name="Rectangle 10">
          <svg:title/>
          <svg:desc/>
          <draw:enhanced-geometry xmlns:dr3d="urn:oasis:names:tc:opendocument:xmlns:dr3d:1.0" draw:type="non-primitive" svg:viewBox="0 0 21600 21600" draw:enhanced-path="M 0 0 L 21600 0 21600 21600 0 21600 Z N"/>
        </draw:custom-shape>
        <draw:custom-shape svg:x="9.5816in" svg:y="2in" svg:width="3.08333in" svg:height="3.08333in" draw:id="id154" draw:style-name="a462"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816in" svg:y="6.42055in" svg:width="1.08333in" svg:height="1.08333in" draw:id="id155" draw:style-name="a464"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74in" svg:y="2.91667in" svg:width="4.58333in" svg:height="4.58333in" draw:id="id156" draw:style-name="a46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57" draw:style-name="a467"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58" draw:style-name="a468"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9" draw:style-name="a46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47" presentation:style-name="a443" draw:name="Title 1" svg:x="1.26307in" svg:y="2.59572in" svg:width="9.69556in" svg:height="1.99in" presentation:class="title" presentation:placeholder="false">
        <draw:text-box>
          <text:p text:style-name="a442" text:class-names="" text:cond-style-name=""><text:span text:style-name="a441" text:class-names="">Click to edit Master title style</text:span></text:p>
        </draw:text-box>
        <svg:title/>
        <svg:desc/>
      </draw:frame>
      <draw:frame draw:id="id148" presentation:style-name="a447" draw:name="Text Placeholder 2" svg:x="1.26307in" svg:y="5.5in" svg:width="9.65186in" svg:height="0.94094in" presentation:class="outline" presentation:placeholder="false">
        <draw:text-box>
          <text:list text:style-name="a446">
            <text:list-item>
              <text:p text:style-name="a445" text:class-names="" text:cond-style-name=""><text:span text:style-name="a444" text:class-names="">Click to edit Master text styles</text:span></text:p>
            </text:list-item>
          </text:list>
        </draw:text-box>
        <svg:title/>
        <svg:desc/>
      </draw:frame>
      <draw:frame draw:id="id149" presentation:style-name="a451" draw:name="Date Placeholder 3" svg:x="11.65in" svg:y="6.99in" svg:width="1.08333in" svg:height="0.33333in" presentation:class="date-time" presentation:placeholder="false">
        <draw:text-box>
          <text:p text:style-name="a450" text:class-names="" text:cond-style-name=""><text:span text:style-name="a448" text:class-names=""><text:date text:fixed="false" style:data-style-name="a449">1/22/2024</text:date></text:span></text:p>
        </draw:text-box>
        <svg:title/>
        <svg:desc/>
      </draw:frame>
      <draw:frame draw:id="id150" presentation:style-name="a454" draw:name="Footer Placeholder 4" svg:x="0.61in" svg:y="6.99in" svg:width="4.23in" svg:height="0.34in" presentation:class="footer" presentation:placeholder="false">
        <draw:text-box>
          <text:p text:style-name="a453" text:class-names="" text:cond-style-name=""><text:span text:style-name="a452" text:class-names="">
 <text:s text:c="13"/></text:span></text:p>
        </draw:text-box>
        <svg:title/>
        <svg:desc/>
      </draw:frame>
      <draw:custom-shape svg:x="11.41493in" svg:y="0in" svg:width="0.75in" svg:height="1.25in" draw:id="id151" draw:style-name="a455" draw:name="Rectangle 9">
        <svg:title/>
        <svg:desc/>
        <draw:enhanced-geometry xmlns:dr3d="urn:oasis:names:tc:opendocument:xmlns:dr3d:1.0" draw:type="non-primitive" svg:viewBox="0 0 21600 21600" draw:enhanced-path="M 0 0 L 21600 0 21600 21600 0 21600 Z N"/>
      </draw:custom-shape>
      <draw:frame draw:id="id152" presentation:style-name="a458" draw:name="Slide Number Placeholder 5" svg:x="11.32168in" svg:y="0.32341in" svg:width="0.91667in" svg:height="0.83955in" presentation:class="page-number" presentation:placeholder="false">
        <draw:text-box>
          <text:p text:style-name="a457" text:class-names="" text:cond-style-name=""><text:span text:style-name="a456" text:class-names=""><text:page-number style:num-format="1" text:fixed="false">‹#›</text:page-number></text:span></text:p>
        </draw:text-box>
        <svg:title/>
        <svg:desc/>
      </draw:frame>
    </style:master-page>
    <style:master-page style:name="Master1-Layout14-cust-3-Column" style:page-layout-name="pageLayout1" draw:style-name="a470">
      <draw:frame draw:id="id160" draw:layer="Master1-bg" presentation:style-name="a473" draw:name="Title 1" svg:x="1.26307in" svg:y="1.06482in" svg:width="9.65186in" svg:height="0.77315in" presentation:class="title" presentation:placeholder="false">
        <draw:text-box>
          <text:p text:style-name="a472" text:class-names="" text:cond-style-name=""><text:span text:style-name="a471" text:class-names="">Click to edit Master title style</text:span></text:p>
        </draw:text-box>
        <svg:title/>
        <svg:desc/>
      </draw:frame>
      <draw:frame draw:id="id161" draw:layer="Master1-bg" presentation:style-name="a477" draw:name="Text Placeholder 2" svg:x="1.26307in" svg:y="2.84722in" svg:width="3.4221in" svg:height="0.63021in" presentation:class="outline" presentation:placeholder="false">
        <draw:text-box>
          <text:list text:style-name="a476">
            <text:list-item>
              <text:p text:style-name="a475" text:class-names="" text:cond-style-name=""><text:span text:style-name="a474" text:class-names="">Click to edit Master text styles</text:span></text:p>
            </text:list-item>
          </text:list>
        </draw:text-box>
        <svg:title/>
        <svg:desc/>
      </draw:frame>
      <draw:frame draw:id="id162" presentation:style-name="a481" draw:name="Text Placeholder 3" svg:x="1.26307in" svg:y="3.47743in" svg:width="3.4221in" svg:height="3.11383in" presentation:class="outline" presentation:placeholder="false">
        <draw:text-box>
          <text:list text:style-name="a480">
            <text:list-item>
              <text:p text:style-name="a479" text:class-names="" text:cond-style-name=""><text:span text:style-name="a478" text:class-names="">Click to edit Master text styles</text:span></text:p>
            </text:list-item>
          </text:list>
        </draw:text-box>
        <svg:title/>
        <svg:desc/>
      </draw:frame>
      <draw:frame draw:id="id163" presentation:style-name="a485" draw:name="Text Placeholder 4" svg:x="4.93517in" svg:y="2.84722in" svg:width="3.43983in" svg:height="0.63021in" presentation:class="outline" presentation:placeholder="false">
        <draw:text-box>
          <text:list text:style-name="a484">
            <text:list-item>
              <text:p text:style-name="a483" text:class-names="" text:cond-style-name=""><text:span text:style-name="a482" text:class-names="">Click to edit Master text styles</text:span></text:p>
            </text:list-item>
          </text:list>
        </draw:text-box>
        <svg:title/>
        <svg:desc/>
      </draw:frame>
      <draw:frame draw:id="id164" presentation:style-name="a489" draw:name="Text Placeholder 3" svg:x="4.93517in" svg:y="3.47743in" svg:width="3.43983in" svg:height="3.11383in" presentation:class="outline" presentation:placeholder="false">
        <draw:text-box>
          <text:list text:style-name="a488">
            <text:list-item>
              <text:p text:style-name="a487" text:class-names="" text:cond-style-name=""><text:span text:style-name="a486" text:class-names="">Click to edit Master text styles</text:span></text:p>
            </text:list-item>
          </text:list>
        </draw:text-box>
        <svg:title/>
        <svg:desc/>
      </draw:frame>
      <draw:frame draw:id="id165" presentation:style-name="a493" draw:name="Text Placeholder 4" svg:x="8.625in" svg:y="2.83796in" svg:width="3.45694in" svg:height="0.63947in" presentation:class="outline" presentation:placeholder="false">
        <draw:text-box>
          <text:list text:style-name="a492">
            <text:list-item>
              <text:p text:style-name="a491" text:class-names="" text:cond-style-name=""><text:span text:style-name="a490" text:class-names="">Click to edit Master text styles</text:span></text:p>
            </text:list-item>
          </text:list>
        </draw:text-box>
        <svg:title/>
        <svg:desc/>
      </draw:frame>
      <draw:frame draw:id="id166" presentation:style-name="a497" draw:name="Text Placeholder 3" svg:x="8.625in" svg:y="3.47743in" svg:width="3.45694in" svg:height="3.11383in" presentation:class="outline" presentation:placeholder="false">
        <draw:text-box>
          <text:list text:style-name="a496">
            <text:list-item>
              <text:p text:style-name="a495" text:class-names="" text:cond-style-name=""><text:span text:style-name="a494" text:class-names="">Click to edit Master text styles</text:span></text:p>
            </text:list-item>
          </text:list>
        </draw:text-box>
        <svg:title/>
        <svg:desc/>
      </draw:frame>
      <draw:connector draw:type="line" svg:x1="4.79548in" svg:y1="2.84722in" svg:x2="4.8311in" svg:y2="6.59127in" draw:id="id167" draw:style-name="a498" draw:name="Straight Connector 16">
        <svg:title/>
        <svg:desc/>
      </draw:connector>
      <draw:connector draw:type="line" svg:x1="8.50374in" svg:y1="2.84722in" svg:x2="8.50374in" svg:y2="6.59127in" draw:id="id168" draw:style-name="a499" draw:name="Straight Connector 17">
        <svg:title/>
        <svg:desc/>
      </draw:connector>
      <draw:frame draw:id="id169" presentation:style-name="a503" draw:name="Date Placeholder 6" svg:x="11.65in" svg:y="6.99in" svg:width="1.08333in" svg:height="0.33333in" presentation:class="date-time" presentation:placeholder="false">
        <draw:text-box>
          <text:p text:style-name="a502" text:class-names="" text:cond-style-name=""><text:span text:style-name="a500" text:class-names=""><text:date text:fixed="false" style:data-style-name="a501">1/22/2024</text:date></text:span></text:p>
        </draw:text-box>
        <svg:title/>
        <svg:desc/>
      </draw:frame>
      <draw:frame draw:id="id170" presentation:style-name="a506" draw:name="Footer Placeholder 7" svg:x="0.61in" svg:y="6.99in" svg:width="4.23in" svg:height="0.34in" presentation:class="footer" presentation:placeholder="false">
        <draw:text-box>
          <text:p text:style-name="a505" text:class-names="" text:cond-style-name=""><text:span text:style-name="a504" text:class-names="">
 <text:s text:c="13"/></text:span></text:p>
        </draw:text-box>
        <svg:title/>
        <svg:desc/>
      </draw:frame>
      <draw:frame draw:id="id171" presentation:style-name="a509" draw:name="Slide Number Placeholder 8" svg:x="11.32168in" svg:y="0.32341in" svg:width="0.91667in" svg:height="0.83955in" presentation:class="page-number" presentation:placeholder="false">
        <draw:text-box>
          <text:p text:style-name="a508" text:class-names="" text:cond-style-name=""><text:span text:style-name="a507" text:class-names=""><text:page-number style:num-format="1" text:fixed="false">‹#›</text:page-number></text:span></text:p>
        </draw:text-box>
        <svg:title/>
        <svg:desc/>
      </draw:frame>
    </style:master-page>
    <style:master-page style:name="Master1-Layout15-cust-3-Picture-Column" style:page-layout-name="pageLayout1" draw:style-name="a510">
      <draw:frame draw:id="id172" draw:layer="Master1-bg" presentation:style-name="a513" draw:name="Title 1" svg:x="1.26307in" svg:y="1.06482in" svg:width="9.65186in" svg:height="0.77315in" presentation:class="title" presentation:placeholder="false">
        <draw:text-box>
          <text:p text:style-name="a512" text:class-names="" text:cond-style-name=""><text:span text:style-name="a511" text:class-names="">Click to edit Master title style</text:span></text:p>
        </draw:text-box>
        <svg:title/>
        <svg:desc/>
      </draw:frame>
      <draw:frame draw:id="id173" draw:layer="Master1-bg" presentation:style-name="a517" draw:name="Text Placeholder 2" svg:x="1.26307in" svg:y="4.95718in" svg:width="3.336in" svg:height="0.63021in" presentation:class="outline" presentation:placeholder="false">
        <draw:text-box>
          <text:list text:style-name="a516">
            <text:list-item>
              <text:p text:style-name="a515" text:class-names="" text:cond-style-name=""><text:span text:style-name="a514" text:class-names="">Click to edit Master text styles</text:span></text:p>
            </text:list-item>
          </text:list>
        </draw:text-box>
        <svg:title/>
        <svg:desc/>
      </draw:frame>
      <draw:frame draw:id="id174" presentation:style-name="a520" draw:name="Picture Placeholder 2" svg:x="1.45948in" svg:y="2.85533in" svg:width="2.94318in" svg:height="1.73239in" presentation:class="graphic" presentation:placeholder="false">
        <draw:text-box>
          <text:p text:style-name="a519" text:class-names="" text:cond-style-name=""><text:span text:style-name="a518" text:class-names=""/></text:p>
        </draw:text-box>
        <svg:title/>
        <svg:desc/>
      </draw:frame>
      <draw:frame draw:id="id175" presentation:style-name="a524" draw:name="Text Placeholder 3" svg:x="1.26307in" svg:y="5.58739in" svg:width="3.336in" svg:height="1.00388in" presentation:class="outline" presentation:placeholder="false">
        <draw:text-box>
          <text:list text:style-name="a523">
            <text:list-item>
              <text:p text:style-name="a522" text:class-names="" text:cond-style-name=""><text:span text:style-name="a521" text:class-names="">Click to edit Master text styles</text:span></text:p>
            </text:list-item>
          </text:list>
        </draw:text-box>
        <svg:title/>
        <svg:desc/>
      </draw:frame>
      <draw:frame draw:id="id176" presentation:style-name="a528" draw:name="Text Placeholder 4" svg:x="4.99657in" svg:y="4.95718in" svg:width="3.336in" svg:height="0.63021in" presentation:class="outline" presentation:placeholder="false">
        <draw:text-box>
          <text:list text:style-name="a527">
            <text:list-item>
              <text:p text:style-name="a526" text:class-names="" text:cond-style-name=""><text:span text:style-name="a525" text:class-names="">Click to edit Master text styles</text:span></text:p>
            </text:list-item>
          </text:list>
        </draw:text-box>
        <svg:title/>
        <svg:desc/>
      </draw:frame>
      <draw:frame draw:id="id177" presentation:style-name="a531" draw:name="Picture Placeholder 2" svg:x="5.19298in" svg:y="2.84722in" svg:width="2.94318in" svg:height="1.7405in" presentation:class="graphic" presentation:placeholder="false">
        <draw:text-box>
          <text:p text:style-name="a530" text:class-names="" text:cond-style-name=""><text:span text:style-name="a529" text:class-names=""/></text:p>
        </draw:text-box>
        <svg:title/>
        <svg:desc/>
      </draw:frame>
      <draw:frame draw:id="id178" presentation:style-name="a535" draw:name="Text Placeholder 3" svg:x="4.99657in" svg:y="5.58739in" svg:width="3.336in" svg:height="0.99801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179" presentation:style-name="a539" draw:name="Text Placeholder 4" svg:x="8.73079in" svg:y="4.95718in" svg:width="3.336in" svg:height="0.63021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80" presentation:style-name="a542" draw:name="Picture Placeholder 2" svg:x="8.9272in" svg:y="2.84722in" svg:width="2.94318in" svg:height="1.7405in" presentation:class="graphic" presentation:placeholder="false">
        <draw:text-box>
          <text:p text:style-name="a541" text:class-names="" text:cond-style-name=""><text:span text:style-name="a540" text:class-names=""/></text:p>
        </draw:text-box>
        <svg:title/>
        <svg:desc/>
      </draw:frame>
      <draw:frame draw:id="id181" presentation:style-name="a546" draw:name="Text Placeholder 3" svg:x="8.73079in" svg:y="5.58739in" svg:width="3.336in" svg:height="1.00388in" presentation:class="outline" presentation:placeholder="false">
        <draw:text-box>
          <text:list text:style-name="a545">
            <text:list-item>
              <text:p text:style-name="a544" text:class-names="" text:cond-style-name=""><text:span text:style-name="a543" text:class-names="">Click to edit Master text styles</text:span></text:p>
            </text:list-item>
          </text:list>
        </draw:text-box>
        <svg:title/>
        <svg:desc/>
      </draw:frame>
      <draw:connector draw:type="line" svg:x1="4.79467in" svg:y1="2.84722in" svg:x2="4.79467in" svg:y2="6.6331in" draw:id="id182" draw:style-name="a547" draw:name="Straight Connector 16">
        <svg:title/>
        <svg:desc/>
      </draw:connector>
      <draw:connector draw:type="line" svg:x1="8.53822in" svg:y1="2.84722in" svg:x2="8.53822in" svg:y2="6.6331in" draw:id="id183" draw:style-name="a548" draw:name="Straight Connector 17">
        <svg:title/>
        <svg:desc/>
      </draw:connector>
      <draw:frame draw:id="id184" presentation:style-name="a552" draw:name="Date Placeholder 6" svg:x="11.65in" svg:y="6.99in" svg:width="1.08333in" svg:height="0.33333in" presentation:class="date-time" presentation:placeholder="false">
        <draw:text-box>
          <text:p text:style-name="a551" text:class-names="" text:cond-style-name=""><text:span text:style-name="a549" text:class-names=""><text:date text:fixed="false" style:data-style-name="a550">1/22/2024</text:date></text:span></text:p>
        </draw:text-box>
        <svg:title/>
        <svg:desc/>
      </draw:frame>
      <draw:frame draw:id="id185" presentation:style-name="a555" draw:name="Footer Placeholder 7" svg:x="0.61in" svg:y="6.99in" svg:width="4.23in" svg:height="0.34in" presentation:class="footer" presentation:placeholder="false">
        <draw:text-box>
          <text:p text:style-name="a554" text:class-names="" text:cond-style-name=""><text:span text:style-name="a553" text:class-names="">
 <text:s text:c="13"/></text:span></text:p>
        </draw:text-box>
        <svg:title/>
        <svg:desc/>
      </draw:frame>
      <draw:frame draw:id="id186" presentation:style-name="a558" draw:name="Slide Number Placeholder 8" svg:x="11.32168in" svg:y="0.32341in" svg:width="0.91667in" svg:height="0.83955in" presentation:class="page-number" presentation:placeholder="false">
        <draw:text-box>
          <text:p text:style-name="a557" text:class-names="" text:cond-style-name=""><text:span text:style-name="a556" text:class-names=""><text:page-number style:num-format="1" text:fixed="false">‹#›</text:page-number></text:span></text:p>
        </draw:text-box>
        <svg:title/>
        <svg:desc/>
      </draw:frame>
    </style:master-page>
    <style:master-page style:name="Master1-Layout16-vertTx-Title-and-Vertical-Text" style:page-layout-name="pageLayout1" draw:style-name="a559">
      <draw:frame draw:id="id187" draw:layer="Master1-bg" presentation:style-name="a562" draw:name="Title 1" svg:x="1.26307in" svg:y="1.06482in" svg:width="9.65186in" svg:height="0.77315in" presentation:class="title" presentation:placeholder="false">
        <draw:text-box>
          <text:p text:style-name="a561" text:class-names="" text:cond-style-name=""><text:span text:style-name="a560" text:class-names="">Click to edit Master title style</text:span></text:p>
        </draw:text-box>
        <svg:title/>
        <svg:desc/>
      </draw:frame>
      <draw:frame draw:id="id188" draw:layer="Master1-bg" presentation:style-name="a578" draw:name="Vertical Text Placeholder 2" svg:x="1.26307in" svg:y="2.83796in" svg:width="9.65186in" svg:height="3.74537in" presentation:class="outline" presentation:placeholder="false">
        <draw:text-box>
          <text:list text:style-name="a565">
            <text:list-item>
              <text:p text:style-name="a564" text:class-names="" text:cond-style-name=""><text:span text:style-name="a563" text:class-names="">Click to edit Master text styles</text:span></text:p>
            </text:list-item>
          </text:list>
          <text:list text:style-name="a568">
            <text:list-item>
              <text:list text:style-name="a568">
                <text:list-item>
                  <text:p text:style-name="a567" text:class-names="" text:cond-style-name=""><text:span text:style-name="a566" text:class-names="">Second level</text:span></text:p>
                </text:list-item>
              </text:list>
            </text:list-item>
          </text:list>
          <text:list text:style-name="a571">
            <text:list-item>
              <text:list text:style-name="a571">
                <text:list-item>
                  <text:list text:style-name="a571">
                    <text:list-item>
                      <text:p text:style-name="a570" text:class-names="" text:cond-style-name=""><text:span text:style-name="a569" text:class-names="">Third level</text:span></text:p>
                    </text:list-item>
                  </text:list>
                </text:list-item>
              </text:list>
            </text:list-item>
          </text:list>
          <text:list text:style-name="a574">
            <text:list-item>
              <text:list text:style-name="a574">
                <text:list-item>
                  <text:list text:style-name="a574">
                    <text:list-item>
                      <text:list text:style-name="a574">
                        <text:list-item>
                          <text:p text:style-name="a573" text:class-names="" text:cond-style-name=""><text:span text:style-name="a572" text:class-names="">Fourth level</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5" text:class-names="">Fifth level</text:span></text:p>
                            </text:list-item>
                          </text:list>
                        </text:list-item>
                      </text:list>
                    </text:list-item>
                  </text:list>
                </text:list-item>
              </text:list>
            </text:list-item>
          </text:list>
        </draw:text-box>
        <svg:title/>
        <svg:desc/>
      </draw:frame>
      <draw:frame draw:id="id189" presentation:style-name="a582" draw:name="Date Placeholder 3" svg:x="11.65in" svg:y="6.99in" svg:width="1.08333in" svg:height="0.33333in" presentation:class="date-time" presentation:placeholder="false">
        <draw:text-box>
          <text:p text:style-name="a581" text:class-names="" text:cond-style-name=""><text:span text:style-name="a579" text:class-names=""><text:date text:fixed="false" style:data-style-name="a580">1/22/2024</text:date></text:span></text:p>
        </draw:text-box>
        <svg:title/>
        <svg:desc/>
      </draw:frame>
      <draw:frame draw:id="id190" presentation:style-name="a585" draw:name="Footer Placeholder 4" svg:x="0.61in" svg:y="6.99in" svg:width="4.23in" svg:height="0.34in" presentation:class="footer" presentation:placeholder="false">
        <draw:text-box>
          <text:p text:style-name="a584" text:class-names="" text:cond-style-name=""><text:span text:style-name="a583" text:class-names="">
 <text:s text:c="13"/></text:span></text:p>
        </draw:text-box>
        <svg:title/>
        <svg:desc/>
      </draw:frame>
      <draw:frame draw:id="id191" presentation:style-name="a588" draw:name="Slide Number Placeholder 5" svg:x="11.32168in" svg:y="0.32341in" svg:width="0.91667in" svg:height="0.83955in" presentation:class="page-number" presentation:placeholder="false">
        <draw:text-box>
          <text:p text:style-name="a587" text:class-names="" text:cond-style-name=""><text:span text:style-name="a586" text:class-names=""><text:page-number style:num-format="1" text:fixed="false">‹#›</text:page-number></text:span></text:p>
        </draw:text-box>
        <svg:title/>
        <svg:desc/>
      </draw:frame>
    </style:master-page>
    <style:master-page style:name="Master1-Layout17-vertTitleAndTx-Vertical-Title-and-Text" style:page-layout-name="pageLayout1" draw:style-name="a589">
      <draw:g draw:name="Group 7" draw:id="id192">
        <svg:title/>
        <svg:desc/>
        <draw:custom-shape svg:x="0in" svg:y="0in" svg:width="13.33333in" svg:height="7.5in" draw:id="id199" draw:style-name="a621" draw:name="Rectangle 14">
          <svg:title/>
          <svg:desc/>
          <draw:enhanced-geometry xmlns:dr3d="urn:oasis:names:tc:opendocument:xmlns:dr3d:1.0" draw:type="non-primitive" svg:viewBox="0 0 21600 21600" draw:enhanced-path="M 0 0 L 21600 0 21600 21600 0 21600 Z N"/>
        </draw:custom-shape>
        <draw:custom-shape svg:x="9.5816in" svg:y="2in" svg:width="3.08333in" svg:height="3.08333in" draw:id="id200" draw:style-name="a62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816in" svg:y="6.42055in" svg:width="1.08333in" svg:height="1.08333in" draw:id="id201" draw:style-name="a62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74in" svg:y="2.91667in" svg:width="4.58333in" svg:height="4.58333in" draw:id="id202" draw:style-name="a62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03" draw:style-name="a628"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537in" svg:y="0.43981in" svg:width="7.12037in" svg:height="6.62037in" draw:id="id204" draw:style-name="a629" draw:name="Rectangle 12">
          <svg:title/>
          <svg:desc/>
          <draw:enhanced-geometry xmlns:dr3d="urn:oasis:names:tc:opendocument:xmlns:dr3d:1.0" draw:type="non-primitive" svg:viewBox="0 0 21600 21600" draw:enhanced-path="M 0 0 L 21600 0 21600 21600 0 21600 Z N"/>
        </draw:custom-shape>
        <draw:custom-shape svg:width="6.62037in" svg:height="1.372in" draw:id="id205" draw:style-name="a630"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06" draw:style-name="a63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93" presentation:style-name="a592" draw:name="Vertical Title 1" svg:x="9.37965in" svg:y="1.39815in" svg:width="1.57652in" svg:height="5.19312in" presentation:class="title" presentation:placeholder="false">
        <draw:text-box>
          <text:p text:style-name="a591" text:class-names="" text:cond-style-name=""><text:span text:style-name="a590" text:class-names="">Click to edit Master title style</text:span></text:p>
        </draw:text-box>
        <svg:title/>
        <svg:desc/>
      </draw:frame>
      <draw:frame draw:id="id194" presentation:style-name="a608" draw:name="Vertical Text Placeholder 2" svg:x="1.26307in" svg:y="1.39815in" svg:width="6.84167in" svg:height="5.19312in" presentation:class="outline" presentation:placeholder="false">
        <draw:text-box>
          <text:list text:style-name="a595">
            <text:list-item>
              <text:p text:style-name="a594" text:class-names="" text:cond-style-name=""><text:span text:style-name="a593" text:class-names="">Click to edit Master text styles</text:span></text:p>
            </text:list-item>
          </text:list>
          <text:list text:style-name="a598">
            <text:list-item>
              <text:list text:style-name="a598">
                <text:list-item>
                  <text:p text:style-name="a597" text:class-names="" text:cond-style-name=""><text:span text:style-name="a596" text:class-names="">Second level</text:span></text:p>
                </text:list-item>
              </text:list>
            </text:list-item>
          </text:list>
          <text:list text:style-name="a601">
            <text:list-item>
              <text:list text:style-name="a601">
                <text:list-item>
                  <text:list text:style-name="a601">
                    <text:list-item>
                      <text:p text:style-name="a600" text:class-names="" text:cond-style-name=""><text:span text:style-name="a599" text:class-names="">Third level</text:span></text:p>
                    </text:list-item>
                  </text:list>
                </text:list-item>
              </text:list>
            </text:list-item>
          </text:list>
          <text:list text:style-name="a604">
            <text:list-item>
              <text:list text:style-name="a604">
                <text:list-item>
                  <text:list text:style-name="a604">
                    <text:list-item>
                      <text:list text:style-name="a604">
                        <text:list-item>
                          <text:p text:style-name="a603" text:class-names="" text:cond-style-name=""><text:span text:style-name="a602"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5" text:class-names="">Fifth level</text:span></text:p>
                            </text:list-item>
                          </text:list>
                        </text:list-item>
                      </text:list>
                    </text:list-item>
                  </text:list>
                </text:list-item>
              </text:list>
            </text:list-item>
          </text:list>
        </draw:text-box>
        <svg:title/>
        <svg:desc/>
      </draw:frame>
      <draw:frame draw:id="id195" presentation:style-name="a612" draw:name="Date Placeholder 3" svg:x="11.65in" svg:y="6.99in" svg:width="1.08333in" svg:height="0.33333in" presentation:class="date-time" presentation:placeholder="false">
        <draw:text-box>
          <text:p text:style-name="a611" text:class-names="" text:cond-style-name=""><text:span text:style-name="a609" text:class-names=""><text:date text:fixed="false" style:data-style-name="a610">1/22/2024</text:date></text:span></text:p>
        </draw:text-box>
        <svg:title/>
        <svg:desc/>
      </draw:frame>
      <draw:frame draw:id="id196" presentation:style-name="a615" draw:name="Footer Placeholder 4" svg:x="0.61in" svg:y="6.99in" svg:width="4.23in" svg:height="0.34in" presentation:class="footer" presentation:placeholder="false">
        <draw:text-box>
          <text:p text:style-name="a614" text:class-names="" text:cond-style-name=""><text:span text:style-name="a613" text:class-names="">
 <text:s text:c="13"/></text:span></text:p>
        </draw:text-box>
        <svg:title/>
        <svg:desc/>
      </draw:frame>
      <draw:custom-shape svg:x="11.41493in" svg:y="0in" svg:width="0.75in" svg:height="1.25in" draw:id="id197" draw:style-name="a616" draw:name="Rectangle 19">
        <svg:title/>
        <svg:desc/>
        <draw:enhanced-geometry xmlns:dr3d="urn:oasis:names:tc:opendocument:xmlns:dr3d:1.0" draw:type="non-primitive" svg:viewBox="0 0 21600 21600" draw:enhanced-path="M 0 0 L 21600 0 21600 21600 0 21600 Z N"/>
      </draw:custom-shape>
      <draw:frame draw:id="id198" presentation:style-name="a619" draw:name="Slide Number Placeholder 5" svg:x="11.32168in" svg:y="0.32341in" svg:width="0.91667in" svg:height="0.83955in" presentation:class="page-number" presentation:placeholder="false">
        <draw:text-box>
          <text:p text:style-name="a618" text:class-names="" text:cond-style-name=""><text:span text:style-name="a617"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4-01-22T14:32:03Z</meta:creation-date>
    <dc:date>2024-01-22T15:15:36Z</dc:date>
    <meta:template xlink:href="office%20theme" xlink:type="simple"/>
    <meta:editing-cycles>74</meta:editing-cycles>
    <meta:editing-duration>PT0S</meta:editing-duration>
    <meta:document-statistic meta:paragraph-count="0" meta:word-count="0"/>
  </office:meta>
</office:document-meta>
</file>